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26.906cm"/>
    </style:style>
    <style:style style:name="co3" style:family="table-column">
      <style:table-column-properties fo:break-before="auto" style:column-width="19.25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Cover AK Film/Bilder.xcf"</text:p>
          </table:table-cell>
          <table:table-cell office:value-type="string" calcext:value-type="string">
            <text:p>"/run/media/benny/Filmriss_02/RECOVERY/Design/Film/Cover AK Film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Cover AK Film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Cover AK Film/Cover AK Film 2015-2016 TST III.xcf"</text:p>
          </table:table-cell>
          <table:table-cell office:value-type="string" calcext:value-type="string">
            <text:p>"/run/media/benny/Filmriss_02/RECOVERY/Design/Film/Cover AK Film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Cover AK Film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Cover AK Film/Cover AK Film 2015-2016 TST II.xcf"</text:p>
          </table:table-cell>
          <table:table-cell office:value-type="string" calcext:value-type="string">
            <text:p>"/run/media/benny/Filmriss_02/RECOVERY/Design/Film/Cover AK Film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Cover AK Film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Cover AK Film/Cover AK Film 2015-2016 TST IV.xcf"</text:p>
          </table:table-cell>
          <table:table-cell office:value-type="string" calcext:value-type="string">
            <text:p>"/run/media/benny/Filmriss_02/RECOVERY/Design/Film/Cover AK Film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Cover AK Film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Cover AK Film/Cover AK Film 2015-2016 TST VI.I.xcf"</text:p>
          </table:table-cell>
          <table:table-cell office:value-type="string" calcext:value-type="string">
            <text:p>"/run/media/benny/Filmriss_02/RECOVERY/Design/Film/Cover AK Film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Cover AK Film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Cover AK Film/Cover AK Film 2015-2016 TST V.xcf"</text:p>
          </table:table-cell>
          <table:table-cell office:value-type="string" calcext:value-type="string">
            <text:p>"/run/media/benny/Filmriss_02/RECOVERY/Design/Film/Cover AK Film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Cover AK Film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Cover AK Film/Cover DVD/CoverGesamt.xcf"</text:p>
          </table:table-cell>
          <table:table-cell office:value-type="string" calcext:value-type="string">
            <text:p>"/run/media/benny/Filmriss_02/RECOVERY/Design/Film/Cover AK Film/Cover DVD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Cover AK Film/Cover DVD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Cover AK Film/Cover DVD/Front II.png"</text:p>
          </table:table-cell>
          <table:table-cell office:value-type="string" calcext:value-type="string">
            <text:p>"/run/media/benny/Filmriss_02/RECOVERY/Design/Film/Cover AK Film/Cover DVD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Cover AK Film/Cover DVD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Cover AK Film/Cover DVD/Front I.png"</text:p>
          </table:table-cell>
          <table:table-cell office:value-type="string" calcext:value-type="string">
            <text:p>"/run/media/benny/Filmriss_02/RECOVERY/Design/Film/Cover AK Film/Cover DVD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Cover AK Film/Cover DVD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Cover AK Film/Cover DVD/III.png"</text:p>
          </table:table-cell>
          <table:table-cell office:value-type="string" calcext:value-type="string">
            <text:p>"/run/media/benny/Filmriss_02/RECOVERY/Design/Film/Cover AK Film/Cover DVD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Cover AK Film/Cover DVD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Cover AK Film/Cover DVD/II.png"</text:p>
          </table:table-cell>
          <table:table-cell office:value-type="string" calcext:value-type="string">
            <text:p>"/run/media/benny/Filmriss_02/RECOVERY/Design/Film/Cover AK Film/Cover DVD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Cover AK Film/Cover DVD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Cover AK Film/Cover DVD/I.png"</text:p>
          </table:table-cell>
          <table:table-cell office:value-type="string" calcext:value-type="string">
            <text:p>"/run/media/benny/Filmriss_02/RECOVERY/Design/Film/Cover AK Film/Cover DVD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Cover AK Film/Cover DVD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Cover AK Film/Cover DVD/IV.png"</text:p>
          </table:table-cell>
          <table:table-cell office:value-type="string" calcext:value-type="string">
            <text:p>"/run/media/benny/Filmriss_02/RECOVERY/Design/Film/Cover AK Film/Cover DVD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Cover AK Film/Cover DVD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Cover AK Film/Cover DVD/night_sky-9030_0.jpeg"</text:p>
          </table:table-cell>
          <table:table-cell office:value-type="string" calcext:value-type="string">
            <text:p>"/run/media/benny/Filmriss_02/RECOVERY/Design/Film/Cover AK Film/Cover DVD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Cover AK Film/Cover DVD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Cover AK Film/Cover DVD/See.png"</text:p>
          </table:table-cell>
          <table:table-cell office:value-type="string" calcext:value-type="string">
            <text:p>"/run/media/benny/Filmriss_02/RECOVERY/Design/Film/Cover AK Film/Cover DVD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Cover AK Film/Cover DVD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Cover AK Film/Cover Kino 2015-2016 Front.png"</text:p>
          </table:table-cell>
          <table:table-cell office:value-type="string" calcext:value-type="string">
            <text:p>"/run/media/benny/Filmriss_02/RECOVERY/Design/Film/Cover AK Film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Cover AK Film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Cover AK Film/Cover Kino 2015-2016 Gesamt.png"</text:p>
          </table:table-cell>
          <table:table-cell office:value-type="string" calcext:value-type="string">
            <text:p>"/run/media/benny/Filmriss_02/RECOVERY/Design/Film/Cover AK Film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Cover AK Film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Cover AK Film/Jan.png"</text:p>
          </table:table-cell>
          <table:table-cell office:value-type="string" calcext:value-type="string">
            <text:p>"/run/media/benny/Filmriss_02/RECOVERY/Design/Film/Cover AK Film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Cover AK Film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Cover AK Film/Mikael.png"</text:p>
          </table:table-cell>
          <table:table-cell office:value-type="string" calcext:value-type="string">
            <text:p>"/run/media/benny/Filmriss_02/RECOVERY/Design/Film/Cover AK Film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Cover AK Film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Cover AK Film/Stacki I.png"</text:p>
          </table:table-cell>
          <table:table-cell office:value-type="string" calcext:value-type="string">
            <text:p>"/run/media/benny/Filmriss_02/RECOVERY/Design/Film/Cover AK Film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Cover AK Film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Cover FFY/4959547wtu2mWm.jpg"</text:p>
          </table:table-cell>
          <table:table-cell office:value-type="string" calcext:value-type="string">
            <text:p>"/run/media/benny/Filmriss_02/RECOVERY/Design/Film/Falling For You/Cover FF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Cover FF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Cover FFY/Comparison.png"</text:p>
          </table:table-cell>
          <table:table-cell office:value-type="string" calcext:value-type="string">
            <text:p>"/run/media/benny/Filmriss_02/RECOVERY/Design/Film/Falling For You/Cover FF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Cover FF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Cover FFY/Cover_03072020_Rope.png"</text:p>
          </table:table-cell>
          <table:table-cell office:value-type="string" calcext:value-type="string">
            <text:p>"/run/media/benny/Filmriss_02/RECOVERY/Design/Film/Falling For You/Cover FF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Cover FF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Cover FFY/Cover_03072020_V3.png"</text:p>
          </table:table-cell>
          <table:table-cell office:value-type="string" calcext:value-type="string">
            <text:p>"/run/media/benny/Filmriss_02/RECOVERY/Design/Film/Falling For You/Cover FF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Cover FF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Cover FFY/Cover_03072020_V4.png"</text:p>
          </table:table-cell>
          <table:table-cell office:value-type="string" calcext:value-type="string">
            <text:p>"/run/media/benny/Filmriss_02/RECOVERY/Design/Film/Falling For You/Cover FF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Cover FF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Cover FFY/Cover_03072020_V4_Rahmen.png"</text:p>
          </table:table-cell>
          <table:table-cell office:value-type="string" calcext:value-type="string">
            <text:p>"/run/media/benny/Filmriss_02/RECOVERY/Design/Film/Falling For You/Cover FF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Cover FF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Cover FFY/Cover III/42-21249507.jpg"</text:p>
          </table:table-cell>
          <table:table-cell office:value-type="string" calcext:value-type="string">
            <text:p>"/run/media/benny/Filmriss_02/RECOVERY/Design/Film/Falling For You/Cover FFY/Cover III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Cover FFY/Cover III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Cover FFY/Cover III/A020_11181950_C072_000416.dng"</text:p>
          </table:table-cell>
          <table:table-cell office:value-type="string" calcext:value-type="string">
            <text:p>"/run/media/benny/Filmriss_02/RECOVERY/Design/Film/Falling For You/Cover FFY/Cover III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Cover FFY/Cover III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Cover FFY/Cover III/Comparison.xcf"</text:p>
          </table:table-cell>
          <table:table-cell office:value-type="string" calcext:value-type="string">
            <text:p>"/run/media/benny/Filmriss_02/RECOVERY/Design/Film/Falling For You/Cover FFY/Cover III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Cover FFY/Cover III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Cover FFY/Cover III/dark-metal-texture.jpg"</text:p>
          </table:table-cell>
          <table:table-cell office:value-type="string" calcext:value-type="string">
            <text:p>"/run/media/benny/Filmriss_02/RECOVERY/Design/Film/Falling For You/Cover FFY/Cover III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Cover FFY/Cover III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Cover FFY/Cover III/Metalic Surface.jpg"</text:p>
          </table:table-cell>
          <table:table-cell office:value-type="string" calcext:value-type="string">
            <text:p>"/run/media/benny/Filmriss_02/RECOVERY/Design/Film/Falling For You/Cover FFY/Cover III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Cover FFY/Cover III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Cover FFY/Cover III/Untitled00086401.tif"</text:p>
          </table:table-cell>
          <table:table-cell office:value-type="string" calcext:value-type="string">
            <text:p>"/run/media/benny/Filmriss_02/RECOVERY/Design/Film/Falling For You/Cover FFY/Cover III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Cover FFY/Cover III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Cover FFY/Cover III/Untitled00086677.tif"</text:p>
          </table:table-cell>
          <table:table-cell office:value-type="string" calcext:value-type="string">
            <text:p>"/run/media/benny/Filmriss_02/RECOVERY/Design/Film/Falling For You/Cover FFY/Cover III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Cover FFY/Cover III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Cover FFY/Cover III/Untitled00086965.tif"</text:p>
          </table:table-cell>
          <table:table-cell office:value-type="string" calcext:value-type="string">
            <text:p>"/run/media/benny/Filmriss_02/RECOVERY/Design/Film/Falling For You/Cover FFY/Cover III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Cover FFY/Cover III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Cover FFY/Cover III/Untitled00090686.tif"</text:p>
          </table:table-cell>
          <table:table-cell office:value-type="string" calcext:value-type="string">
            <text:p>"/run/media/benny/Filmriss_02/RECOVERY/Design/Film/Falling For You/Cover FFY/Cover III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Cover FFY/Cover III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Cover FFY/Cover III.png"</text:p>
          </table:table-cell>
          <table:table-cell office:value-type="string" calcext:value-type="string">
            <text:p>"/run/media/benny/Filmriss_02/RECOVERY/Design/Film/Falling For You/Cover FF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Cover FF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Cover FFY/Cover II Test I.png"</text:p>
          </table:table-cell>
          <table:table-cell office:value-type="string" calcext:value-type="string">
            <text:p>"/run/media/benny/Filmriss_02/RECOVERY/Design/Film/Falling For You/Cover FF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Cover FF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Cover FFY/Cover IV.10.png"</text:p>
          </table:table-cell>
          <table:table-cell office:value-type="string" calcext:value-type="string">
            <text:p>"/run/media/benny/Filmriss_02/RECOVERY/Design/Film/Falling For You/Cover FF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Cover FF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Cover FFY/Cover IV.11.png"</text:p>
          </table:table-cell>
          <table:table-cell office:value-type="string" calcext:value-type="string">
            <text:p>"/run/media/benny/Filmriss_02/RECOVERY/Design/Film/Falling For You/Cover FF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Cover FF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Cover FFY/Cover IV.12.png"</text:p>
          </table:table-cell>
          <table:table-cell office:value-type="string" calcext:value-type="string">
            <text:p>"/run/media/benny/Filmriss_02/RECOVERY/Design/Film/Falling For You/Cover FF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Cover FF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Cover FFY/Cover IV.13.png"</text:p>
          </table:table-cell>
          <table:table-cell office:value-type="string" calcext:value-type="string">
            <text:p>"/run/media/benny/Filmriss_02/RECOVERY/Design/Film/Falling For You/Cover FF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Cover FF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Cover FFY/Cover IV.2.png"</text:p>
          </table:table-cell>
          <table:table-cell office:value-type="string" calcext:value-type="string">
            <text:p>"/run/media/benny/Filmriss_02/RECOVERY/Design/Film/Falling For You/Cover FF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Cover FF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Cover FFY/Cover IV.3.jpg"</text:p>
          </table:table-cell>
          <table:table-cell office:value-type="string" calcext:value-type="string">
            <text:p>"/run/media/benny/Filmriss_02/RECOVERY/Design/Film/Falling For You/Cover FF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Cover FF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Cover FFY/Cover IV.4.png"</text:p>
          </table:table-cell>
          <table:table-cell office:value-type="string" calcext:value-type="string">
            <text:p>"/run/media/benny/Filmriss_02/RECOVERY/Design/Film/Falling For You/Cover FF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Cover FF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Cover FFY/Cover IV.5.png"</text:p>
          </table:table-cell>
          <table:table-cell office:value-type="string" calcext:value-type="string">
            <text:p>"/run/media/benny/Filmriss_02/RECOVERY/Design/Film/Falling For You/Cover FF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Cover FF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Cover FFY/Cover IV.9.png"</text:p>
          </table:table-cell>
          <table:table-cell office:value-type="string" calcext:value-type="string">
            <text:p>"/run/media/benny/Filmriss_02/RECOVERY/Design/Film/Falling For You/Cover FF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Cover FF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Cover FFY/Cover IV Final.xcf"</text:p>
          </table:table-cell>
          <table:table-cell office:value-type="string" calcext:value-type="string">
            <text:p>"/run/media/benny/Filmriss_02/RECOVERY/Design/Film/Falling For You/Cover FF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Cover FF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Cover FFY/Cover IV.png"</text:p>
          </table:table-cell>
          <table:table-cell office:value-type="string" calcext:value-type="string">
            <text:p>"/run/media/benny/Filmriss_02/RECOVERY/Design/Film/Falling For You/Cover FF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Cover FF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Cover FFY/IMG_5100 (2).png"</text:p>
          </table:table-cell>
          <table:table-cell office:value-type="string" calcext:value-type="string">
            <text:p>"/run/media/benny/Filmriss_02/RECOVERY/Design/Film/Falling For You/Cover FF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Cover FF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Cover FFY/IMG_5100.png"</text:p>
          </table:table-cell>
          <table:table-cell office:value-type="string" calcext:value-type="string">
            <text:p>"/run/media/benny/Filmriss_02/RECOVERY/Design/Film/Falling For You/Cover FF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Cover FF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Cover FFY/IMG_5153 (1).png"</text:p>
          </table:table-cell>
          <table:table-cell office:value-type="string" calcext:value-type="string">
            <text:p>"/run/media/benny/Filmriss_02/RECOVERY/Design/Film/Falling For You/Cover FF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Cover FF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Cover FFY/IMG_5153.CR2"</text:p>
          </table:table-cell>
          <table:table-cell office:value-type="string" calcext:value-type="string">
            <text:p>"/run/media/benny/Filmriss_02/RECOVERY/Design/Film/Falling For You/Cover FF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Cover FF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Cover FFY/Schrift_Credits.xcf"</text:p>
          </table:table-cell>
          <table:table-cell office:value-type="string" calcext:value-type="string">
            <text:p>"/run/media/benny/Filmriss_02/RECOVERY/Design/Film/Falling For You/Cover FF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Cover FF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Cover FFY/Sonntag/Cover II.5.jpg"</text:p>
          </table:table-cell>
          <table:table-cell office:value-type="string" calcext:value-type="string">
            <text:p>"/run/media/benny/Filmriss_02/RECOVERY/Design/Film/Falling For You/Cover FFY/Sonnta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Cover FFY/Sonnta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Cover FFY/Sonntag/Cover IV.5.jpg"</text:p>
          </table:table-cell>
          <table:table-cell office:value-type="string" calcext:value-type="string">
            <text:p>"/run/media/benny/Filmriss_02/RECOVERY/Design/Film/Falling For You/Cover FFY/Sonnta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Cover FFY/Sonnta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Cover FFY/Test III.png"</text:p>
          </table:table-cell>
          <table:table-cell office:value-type="string" calcext:value-type="string">
            <text:p>"/run/media/benny/Filmriss_02/RECOVERY/Design/Film/Falling For You/Cover FF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Cover FF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Cover FFY/Test I.png"</text:p>
          </table:table-cell>
          <table:table-cell office:value-type="string" calcext:value-type="string">
            <text:p>"/run/media/benny/Filmriss_02/RECOVERY/Design/Film/Falling For You/Cover FF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Cover FF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Cover FFY/Test IV.png"</text:p>
          </table:table-cell>
          <table:table-cell office:value-type="string" calcext:value-type="string">
            <text:p>"/run/media/benny/Filmriss_02/RECOVERY/Design/Film/Falling For You/Cover FF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Cover FF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Cover FFY/testrenderV01JPEG0001-0600.avi"</text:p>
          </table:table-cell>
          <table:table-cell office:value-type="string" calcext:value-type="string">
            <text:p>"/run/media/benny/Filmriss_02/RECOVERY/Design/Film/Falling For You/Cover FF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Cover FF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Cover FFY/Test V.png"</text:p>
          </table:table-cell>
          <table:table-cell office:value-type="string" calcext:value-type="string">
            <text:p>"/run/media/benny/Filmriss_02/RECOVERY/Design/Film/Falling For You/Cover FF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Cover FF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Disc/cd_dvd_template.JPG"</text:p>
          </table:table-cell>
          <table:table-cell office:value-type="string" calcext:value-type="string">
            <text:p>"/run/media/benny/Filmriss_02/RECOVERY/Design/Film/Falling For You/Disc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Disc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Disc/F4Y Disc V1.2.png"</text:p>
          </table:table-cell>
          <table:table-cell office:value-type="string" calcext:value-type="string">
            <text:p>"/run/media/benny/Filmriss_02/RECOVERY/Design/Film/Falling For You/Disc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Disc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Disc/F4Y Disc V2.2.png"</text:p>
          </table:table-cell>
          <table:table-cell office:value-type="string" calcext:value-type="string">
            <text:p>"/run/media/benny/Filmriss_02/RECOVERY/Design/Film/Falling For You/Disc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Disc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Disc/F4Y Disc V2.3.png"</text:p>
          </table:table-cell>
          <table:table-cell office:value-type="string" calcext:value-type="string">
            <text:p>"/run/media/benny/Filmriss_02/RECOVERY/Design/Film/Falling For You/Disc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Disc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Disc/F4Y Disc V2.4.png"</text:p>
          </table:table-cell>
          <table:table-cell office:value-type="string" calcext:value-type="string">
            <text:p>"/run/media/benny/Filmriss_02/RECOVERY/Design/Film/Falling For You/Disc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Disc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Disc/F4Y Disc V2.5.png"</text:p>
          </table:table-cell>
          <table:table-cell office:value-type="string" calcext:value-type="string">
            <text:p>"/run/media/benny/Filmriss_02/RECOVERY/Design/Film/Falling For You/Disc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Disc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Disc/F4Y Disc V2.7.png"</text:p>
          </table:table-cell>
          <table:table-cell office:value-type="string" calcext:value-type="string">
            <text:p>"/run/media/benny/Filmriss_02/RECOVERY/Design/Film/Falling For You/Disc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Disc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Disc/F4Y Disc V2.8.png"</text:p>
          </table:table-cell>
          <table:table-cell office:value-type="string" calcext:value-type="string">
            <text:p>"/run/media/benny/Filmriss_02/RECOVERY/Design/Film/Falling For You/Disc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Disc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Disc/F4Y Disc V2.9.png"</text:p>
          </table:table-cell>
          <table:table-cell office:value-type="string" calcext:value-type="string">
            <text:p>"/run/media/benny/Filmriss_02/RECOVERY/Design/Film/Falling For You/Disc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Disc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Disc/F4Y Disc V2.png"</text:p>
          </table:table-cell>
          <table:table-cell office:value-type="string" calcext:value-type="string">
            <text:p>"/run/media/benny/Filmriss_02/RECOVERY/Design/Film/Falling For You/Disc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Disc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Disc/F4Y Disc V2.xcf"</text:p>
          </table:table-cell>
          <table:table-cell office:value-type="string" calcext:value-type="string">
            <text:p>"/run/media/benny/Filmriss_02/RECOVERY/Design/Film/Falling For You/Disc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Disc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Disc/F4Y Disc.xcf"</text:p>
          </table:table-cell>
          <table:table-cell office:value-type="string" calcext:value-type="string">
            <text:p>"/run/media/benny/Filmriss_02/RECOVERY/Design/Film/Falling For You/Disc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Disc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DVD BluRay/BluRay_Box.jpg"</text:p>
          </table:table-cell>
          <table:table-cell office:value-type="string" calcext:value-type="string">
            <text:p>"/run/media/benny/Filmriss_02/RECOVERY/Design/Film/Falling For You/DVD BluRa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DVD BluRa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DVD BluRay/F4Y Cover BluRay III.jpg"</text:p>
          </table:table-cell>
          <table:table-cell office:value-type="string" calcext:value-type="string">
            <text:p>"/run/media/benny/Filmriss_02/RECOVERY/Design/Film/Falling For You/DVD BluRa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DVD BluRa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DVD BluRay/F4Y Cover BluRay IV.jpg"</text:p>
          </table:table-cell>
          <table:table-cell office:value-type="string" calcext:value-type="string">
            <text:p>"/run/media/benny/Filmriss_02/RECOVERY/Design/Film/Falling For You/DVD BluRa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DVD BluRa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DVD BluRay/F4Y Cover BluRay.jpg"</text:p>
          </table:table-cell>
          <table:table-cell office:value-type="string" calcext:value-type="string">
            <text:p>"/run/media/benny/Filmriss_02/RECOVERY/Design/Film/Falling For You/DVD BluRa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DVD BluRa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DVD BluRay/F4Y Cover DVD 3103.png"</text:p>
          </table:table-cell>
          <table:table-cell office:value-type="string" calcext:value-type="string">
            <text:p>"/run/media/benny/Filmriss_02/RECOVERY/Design/Film/Falling For You/DVD BluRa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DVD BluRa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DVD BluRay/F4Y Cover DVD III.jpg"</text:p>
          </table:table-cell>
          <table:table-cell office:value-type="string" calcext:value-type="string">
            <text:p>"/run/media/benny/Filmriss_02/RECOVERY/Design/Film/Falling For You/DVD BluRa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DVD BluRa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DVD BluRay/F4Y Cover DVD III Low Rey.jpg"</text:p>
          </table:table-cell>
          <table:table-cell office:value-type="string" calcext:value-type="string">
            <text:p>"/run/media/benny/Filmriss_02/RECOVERY/Design/Film/Falling For You/DVD BluRa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DVD BluRa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DVD BluRay/F4Y Cover DVD II.png"</text:p>
          </table:table-cell>
          <table:table-cell office:value-type="string" calcext:value-type="string">
            <text:p>"/run/media/benny/Filmriss_02/RECOVERY/Design/Film/Falling For You/DVD BluRa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DVD BluRa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DVD BluRay/F4Y Cover DVD IV.png"</text:p>
          </table:table-cell>
          <table:table-cell office:value-type="string" calcext:value-type="string">
            <text:p>"/run/media/benny/Filmriss_02/RECOVERY/Design/Film/Falling For You/DVD BluRa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DVD BluRa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DVD BluRay/F4Y Cover DVD IX.png"</text:p>
          </table:table-cell>
          <table:table-cell office:value-type="string" calcext:value-type="string">
            <text:p>"/run/media/benny/Filmriss_02/RECOVERY/Design/Film/Falling For You/DVD BluRa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DVD BluRa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DVD BluRay/F4Y Cover DVD.png"</text:p>
          </table:table-cell>
          <table:table-cell office:value-type="string" calcext:value-type="string">
            <text:p>"/run/media/benny/Filmriss_02/RECOVERY/Design/Film/Falling For You/DVD BluRa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DVD BluRa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DVD BluRay/F4Y Cover DVD VIII.png"</text:p>
          </table:table-cell>
          <table:table-cell office:value-type="string" calcext:value-type="string">
            <text:p>"/run/media/benny/Filmriss_02/RECOVERY/Design/Film/Falling For You/DVD BluRa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DVD BluRa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DVD BluRay/F4Y Cover DVD VII.png"</text:p>
          </table:table-cell>
          <table:table-cell office:value-type="string" calcext:value-type="string">
            <text:p>"/run/media/benny/Filmriss_02/RECOVERY/Design/Film/Falling For You/DVD BluRa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DVD BluRa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DVD BluRay/F4Y Cover DVD VI.png"</text:p>
          </table:table-cell>
          <table:table-cell office:value-type="string" calcext:value-type="string">
            <text:p>"/run/media/benny/Filmriss_02/RECOVERY/Design/Film/Falling For You/DVD BluRa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DVD BluRa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DVD BluRay/F4Y Cover DVD V.png"</text:p>
          </table:table-cell>
          <table:table-cell office:value-type="string" calcext:value-type="string">
            <text:p>"/run/media/benny/Filmriss_02/RECOVERY/Design/Film/Falling For You/DVD BluRa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DVD BluRa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DVD BluRay/F4Y Cover DVD XI.jpg"</text:p>
          </table:table-cell>
          <table:table-cell office:value-type="string" calcext:value-type="string">
            <text:p>"/run/media/benny/Filmriss_02/RECOVERY/Design/Film/Falling For You/DVD BluRa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DVD BluRa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DVD BluRay/F4Y Cover DVD X.png"</text:p>
          </table:table-cell>
          <table:table-cell office:value-type="string" calcext:value-type="string">
            <text:p>"/run/media/benny/Filmriss_02/RECOVERY/Design/Film/Falling For You/DVD BluRa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DVD BluRa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Karten/Eintrittskarte09.06-5.png"</text:p>
          </table:table-cell>
          <table:table-cell office:value-type="string" calcext:value-type="string">
            <text:p>"/run/media/benny/Filmriss_02/RECOVERY/Design/Film/Falling For You/Karten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Karten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Karten/Eintrittskarte09.06-7.png"</text:p>
          </table:table-cell>
          <table:table-cell office:value-type="string" calcext:value-type="string">
            <text:p>"/run/media/benny/Filmriss_02/RECOVERY/Design/Film/Falling For You/Karten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Karten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Karten/Eintrittskarte21.06-5.png"</text:p>
          </table:table-cell>
          <table:table-cell office:value-type="string" calcext:value-type="string">
            <text:p>"/run/media/benny/Filmriss_02/RECOVERY/Design/Film/Falling For You/Karten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Karten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Karten/Eintrittskarte21.06-7.png"</text:p>
          </table:table-cell>
          <table:table-cell office:value-type="string" calcext:value-type="string">
            <text:p>"/run/media/benny/Filmriss_02/RECOVERY/Design/Film/Falling For You/Karten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Karten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Karten/Eintrittskarte22.06-5.png"</text:p>
          </table:table-cell>
          <table:table-cell office:value-type="string" calcext:value-type="string">
            <text:p>"/run/media/benny/Filmriss_02/RECOVERY/Design/Film/Falling For You/Karten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Karten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Karten/Eintrittskarte22.06-7.png"</text:p>
          </table:table-cell>
          <table:table-cell office:value-type="string" calcext:value-type="string">
            <text:p>"/run/media/benny/Filmriss_02/RECOVERY/Design/Film/Falling For You/Karten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Karten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Karten/Eintrittskarte.xcf"</text:p>
          </table:table-cell>
          <table:table-cell office:value-type="string" calcext:value-type="string">
            <text:p>"/run/media/benny/Filmriss_02/RECOVERY/Design/Film/Falling For You/Karten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Karten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alling For You/Karten/New/09.06-5.png"</text:p>
          </table:table-cell>
          <table:table-cell office:value-type="string" calcext:value-type="string">
            <text:p>"/run/media/benny/Filmriss_02/RECOVERY/Design/Film/Falling For You/Karten/New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alling For You/Karten/New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Logo/finalOut/finalOut.zip"</text:p>
          </table:table-cell>
          <table:table-cell office:value-type="string" calcext:value-type="string">
            <text:p>"/run/media/benny/Filmriss_02/RECOVERY/Design/Film/Filmriss Logo/finalOut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Logo/finalOut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Logo/finalOut/logokurzBW.xcf"</text:p>
          </table:table-cell>
          <table:table-cell office:value-type="string" calcext:value-type="string">
            <text:p>"/run/media/benny/Filmriss_02/RECOVERY/Design/Film/Filmriss Logo/finalOut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Logo/finalOut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Logo/finalOut/logolangBW.xcf"</text:p>
          </table:table-cell>
          <table:table-cell office:value-type="string" calcext:value-type="string">
            <text:p>"/run/media/benny/Filmriss_02/RECOVERY/Design/Film/Filmriss Logo/finalOut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Logo/finalOut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Logo/finalOut/logoscreenBW.xcf"</text:p>
          </table:table-cell>
          <table:table-cell office:value-type="string" calcext:value-type="string">
            <text:p>"/run/media/benny/Filmriss_02/RECOVERY/Design/Film/Filmriss Logo/finalOut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Logo/finalOut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Logo/finalOut/logoshirtBW.xcf"</text:p>
          </table:table-cell>
          <table:table-cell office:value-type="string" calcext:value-type="string">
            <text:p>"/run/media/benny/Filmriss_02/RECOVERY/Design/Film/Filmriss Logo/finalOut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Logo/finalOut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Logo/finalOut/risskurz.xcf"</text:p>
          </table:table-cell>
          <table:table-cell office:value-type="string" calcext:value-type="string">
            <text:p>"/run/media/benny/Filmriss_02/RECOVERY/Design/Film/Filmriss Logo/finalOut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Logo/finalOut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Logo/finalOut/risslang.xcf"</text:p>
          </table:table-cell>
          <table:table-cell office:value-type="string" calcext:value-type="string">
            <text:p>"/run/media/benny/Filmriss_02/RECOVERY/Design/Film/Filmriss Logo/finalOut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Logo/finalOut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film-riss V1.1.png"</text:p>
          </table:table-cell>
          <table:table-cell office:value-type="string" calcext:value-type="string">
            <text:p>"/run/media/benny/Filmriss_02/RECOVERY/Design/Film/Filmriss Websit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film-riss V1.png"</text:p>
          </table:table-cell>
          <table:table-cell office:value-type="string" calcext:value-type="string">
            <text:p>"/run/media/benny/Filmriss_02/RECOVERY/Design/Film/Filmriss Websit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Köpfe/_DSC4873.JPG"</text:p>
          </table:table-cell>
          <table:table-cell office:value-type="string" calcext:value-type="string">
            <text:p>"/run/media/benny/Filmriss_02/RECOVERY/Design/Film/Filmriss Website/Köpf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Köpf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Köpfe/_DSC5020.JPG"</text:p>
          </table:table-cell>
          <table:table-cell office:value-type="string" calcext:value-type="string">
            <text:p>"/run/media/benny/Filmriss_02/RECOVERY/Design/Film/Filmriss Website/Köpf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Köpf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Köpfe/_DSC5567.jpg"</text:p>
          </table:table-cell>
          <table:table-cell office:value-type="string" calcext:value-type="string">
            <text:p>"/run/media/benny/Filmriss_02/RECOVERY/Design/Film/Filmriss Website/Köpf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Köpf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Köpfe/_DSC5606.JPG"</text:p>
          </table:table-cell>
          <table:table-cell office:value-type="string" calcext:value-type="string">
            <text:p>"/run/media/benny/Filmriss_02/RECOVERY/Design/Film/Filmriss Website/Köpf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Köpf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oldabout/src/bilder/Alexandra.JPG"</text:p>
          </table:table-cell>
          <table:table-cell office:value-type="string" calcext:value-type="string">
            <text:p>"/run/media/benny/Filmriss_02/RECOVERY/Design/Film/Filmriss Website/oldabout/src/bilder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oldabout/src/bilder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oldabout/src/bilder/Christin.JPG"</text:p>
          </table:table-cell>
          <table:table-cell office:value-type="string" calcext:value-type="string">
            <text:p>"/run/media/benny/Filmriss_02/RECOVERY/Design/Film/Filmriss Website/oldabout/src/bilder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oldabout/src/bilder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oldabout/src/bilder/Luisa.JPG"</text:p>
          </table:table-cell>
          <table:table-cell office:value-type="string" calcext:value-type="string">
            <text:p>"/run/media/benny/Filmriss_02/RECOVERY/Design/Film/Filmriss Website/oldabout/src/bilder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oldabout/src/bilder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oldabout/src/bilder/Marvin.jpg"</text:p>
          </table:table-cell>
          <table:table-cell office:value-type="string" calcext:value-type="string">
            <text:p>"/run/media/benny/Filmriss_02/RECOVERY/Design/Film/Filmriss Website/oldabout/src/bilder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oldabout/src/bilder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BTS Fotos/191130_BennyWebsite/20170730_153213.jpg"</text:p>
          </table:table-cell>
          <table:table-cell office:value-type="string" calcext:value-type="string">
            <text:p>"/run/media/benny/Filmriss_02/RECOVERY/Design/Film/Filmriss Website/Wordpress/Assets/.old/BTS Fotos/191130_BennyWebsit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BTS Fotos/191130_BennyWebsit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BTS Fotos/191130_BennyWebsite/20170803_182306.jpg"</text:p>
          </table:table-cell>
          <table:table-cell office:value-type="string" calcext:value-type="string">
            <text:p>"/run/media/benny/Filmriss_02/RECOVERY/Design/Film/Filmriss Website/Wordpress/Assets/.old/BTS Fotos/191130_BennyWebsit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BTS Fotos/191130_BennyWebsit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BTS Fotos/191130_BennyWebsite/20170805_133834.jpg"</text:p>
          </table:table-cell>
          <table:table-cell office:value-type="string" calcext:value-type="string">
            <text:p>"/run/media/benny/Filmriss_02/RECOVERY/Design/Film/Filmriss Website/Wordpress/Assets/.old/BTS Fotos/191130_BennyWebsit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BTS Fotos/191130_BennyWebsit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BTS Fotos/191130_BennyWebsite/20170805_133836.jpg"</text:p>
          </table:table-cell>
          <table:table-cell office:value-type="string" calcext:value-type="string">
            <text:p>"/run/media/benny/Filmriss_02/RECOVERY/Design/Film/Filmriss Website/Wordpress/Assets/.old/BTS Fotos/191130_BennyWebsit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BTS Fotos/191130_BennyWebsit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BTS Fotos/191130_BennyWebsite/20170805_134407.jpg"</text:p>
          </table:table-cell>
          <table:table-cell office:value-type="string" calcext:value-type="string">
            <text:p>"/run/media/benny/Filmriss_02/RECOVERY/Design/Film/Filmriss Website/Wordpress/Assets/.old/BTS Fotos/191130_BennyWebsit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BTS Fotos/191130_BennyWebsit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BTS Fotos/191130_BennyWebsite/20170805_134412.jpg"</text:p>
          </table:table-cell>
          <table:table-cell office:value-type="string" calcext:value-type="string">
            <text:p>"/run/media/benny/Filmriss_02/RECOVERY/Design/Film/Filmriss Website/Wordpress/Assets/.old/BTS Fotos/191130_BennyWebsit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BTS Fotos/191130_BennyWebsit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BTS Fotos/191130_BennyWebsite/Heiterwang_1220236LUMIX G VARIO 12-35-F2.8.jpg"</text:p>
          </table:table-cell>
          <table:table-cell office:value-type="string" calcext:value-type="string">
            <text:p>"/run/media/benny/Filmriss_02/RECOVERY/Design/Film/Filmriss Website/Wordpress/Assets/.old/BTS Fotos/191130_BennyWebsit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BTS Fotos/191130_BennyWebsit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BTS Fotos/191130_BennyWebsite/Heiterwang_1220414LUMIX G VARIO 12-35-F2.8.jpg"</text:p>
          </table:table-cell>
          <table:table-cell office:value-type="string" calcext:value-type="string">
            <text:p>"/run/media/benny/Filmriss_02/RECOVERY/Design/Film/Filmriss Website/Wordpress/Assets/.old/BTS Fotos/191130_BennyWebsit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BTS Fotos/191130_BennyWebsit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BTS Fotos/191130_BennyWebsite/IMG_7080.JPG"</text:p>
          </table:table-cell>
          <table:table-cell office:value-type="string" calcext:value-type="string">
            <text:p>"/run/media/benny/Filmriss_02/RECOVERY/Design/Film/Filmriss Website/Wordpress/Assets/.old/BTS Fotos/191130_BennyWebsit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BTS Fotos/191130_BennyWebsit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BTS Fotos/191130_BennyWebsite/IMG_7105.JPG"</text:p>
          </table:table-cell>
          <table:table-cell office:value-type="string" calcext:value-type="string">
            <text:p>"/run/media/benny/Filmriss_02/RECOVERY/Design/Film/Filmriss Website/Wordpress/Assets/.old/BTS Fotos/191130_BennyWebsit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BTS Fotos/191130_BennyWebsit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BTS Fotos/191130_BennyWebsite/_MIK0001-2.JPG"</text:p>
          </table:table-cell>
          <table:table-cell office:value-type="string" calcext:value-type="string">
            <text:p>"/run/media/benny/Filmriss_02/RECOVERY/Design/Film/Filmriss Website/Wordpress/Assets/.old/BTS Fotos/191130_BennyWebsit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BTS Fotos/191130_BennyWebsit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BTS Fotos/191130_BennyWebsite/_MIK0050-2.JPG"</text:p>
          </table:table-cell>
          <table:table-cell office:value-type="string" calcext:value-type="string">
            <text:p>"/run/media/benny/Filmriss_02/RECOVERY/Design/Film/Filmriss Website/Wordpress/Assets/.old/BTS Fotos/191130_BennyWebsit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BTS Fotos/191130_BennyWebsit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BTS Fotos/191130_BennyWebsite/_MIK0055.JPG"</text:p>
          </table:table-cell>
          <table:table-cell office:value-type="string" calcext:value-type="string">
            <text:p>"/run/media/benny/Filmriss_02/RECOVERY/Design/Film/Filmriss Website/Wordpress/Assets/.old/BTS Fotos/191130_BennyWebsit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BTS Fotos/191130_BennyWebsit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BTS Fotos/191130_BennyWebsite/_MIK0076-2.JPG"</text:p>
          </table:table-cell>
          <table:table-cell office:value-type="string" calcext:value-type="string">
            <text:p>"/run/media/benny/Filmriss_02/RECOVERY/Design/Film/Filmriss Website/Wordpress/Assets/.old/BTS Fotos/191130_BennyWebsit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BTS Fotos/191130_BennyWebsit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BTS Fotos/1.jpg"</text:p>
          </table:table-cell>
          <table:table-cell office:value-type="string" calcext:value-type="string">
            <text:p>"/run/media/benny/Filmriss_02/RECOVERY/Design/Film/Filmriss Website/Wordpress/Assets/.old/BTS Fotos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BTS Fotos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BTS Fotos/20180609_212605.jpg"</text:p>
          </table:table-cell>
          <table:table-cell office:value-type="string" calcext:value-type="string">
            <text:p>"/run/media/benny/Filmriss_02/RECOVERY/Design/Film/Filmriss Website/Wordpress/Assets/.old/BTS Fotos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BTS Fotos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BTS Fotos/Auswahl0112/7.jpg"</text:p>
          </table:table-cell>
          <table:table-cell office:value-type="string" calcext:value-type="string">
            <text:p>"/run/media/benny/Filmriss_02/RECOVERY/Design/Film/Filmriss Website/Wordpress/Assets/.old/BTS Fotos/Auswahl0112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BTS Fotos/Auswahl0112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BTS Fotos/Auswahl0112/_DSC1289.jpg"</text:p>
          </table:table-cell>
          <table:table-cell office:value-type="string" calcext:value-type="string">
            <text:p>"/run/media/benny/Filmriss_02/RECOVERY/Design/Film/Filmriss Website/Wordpress/Assets/.old/BTS Fotos/Auswahl0112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BTS Fotos/Auswahl0112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BTS Fotos/Auswahl0112/Heiterwang_1220190LUMIX G VARIO 12-35-F2.8.jpg"</text:p>
          </table:table-cell>
          <table:table-cell office:value-type="string" calcext:value-type="string">
            <text:p>"/run/media/benny/Filmriss_02/RECOVERY/Design/Film/Filmriss Website/Wordpress/Assets/.old/BTS Fotos/Auswahl0112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BTS Fotos/Auswahl0112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BTS Fotos/_DSC1299.jpg"</text:p>
          </table:table-cell>
          <table:table-cell office:value-type="string" calcext:value-type="string">
            <text:p>"/run/media/benny/Filmriss_02/RECOVERY/Design/Film/Filmriss Website/Wordpress/Assets/.old/BTS Fotos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BTS Fotos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BTS Fotos/_DSC1320.jpg"</text:p>
          </table:table-cell>
          <table:table-cell office:value-type="string" calcext:value-type="string">
            <text:p>"/run/media/benny/Filmriss_02/RECOVERY/Design/Film/Filmriss Website/Wordpress/Assets/.old/BTS Fotos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BTS Fotos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BTS Fotos/_DSC1413.JPG"</text:p>
          </table:table-cell>
          <table:table-cell office:value-type="string" calcext:value-type="string">
            <text:p>"/run/media/benny/Filmriss_02/RECOVERY/Design/Film/Filmriss Website/Wordpress/Assets/.old/BTS Fotos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BTS Fotos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BTS Fotos/_DSC2985.JPG"</text:p>
          </table:table-cell>
          <table:table-cell office:value-type="string" calcext:value-type="string">
            <text:p>"/run/media/benny/Filmriss_02/RECOVERY/Design/Film/Filmriss Website/Wordpress/Assets/.old/BTS Fotos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BTS Fotos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BTS Fotos/_DSC3023.JPG"</text:p>
          </table:table-cell>
          <table:table-cell office:value-type="string" calcext:value-type="string">
            <text:p>"/run/media/benny/Filmriss_02/RECOVERY/Design/Film/Filmriss Website/Wordpress/Assets/.old/BTS Fotos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BTS Fotos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BTS Fotos/IMG_7288.JPG"</text:p>
          </table:table-cell>
          <table:table-cell office:value-type="string" calcext:value-type="string">
            <text:p>"/run/media/benny/Filmriss_02/RECOVERY/Design/Film/Filmriss Website/Wordpress/Assets/.old/BTS Fotos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BTS Fotos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BTS Fotos/IMG_8820.JPG"</text:p>
          </table:table-cell>
          <table:table-cell office:value-type="string" calcext:value-type="string">
            <text:p>"/run/media/benny/Filmriss_02/RECOVERY/Design/Film/Filmriss Website/Wordpress/Assets/.old/BTS Fotos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BTS Fotos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BTS Fotos/InkedIMG-20170829-WA0055-1.jpg"</text:p>
          </table:table-cell>
          <table:table-cell office:value-type="string" calcext:value-type="string">
            <text:p>"/run/media/benny/Filmriss_02/RECOVERY/Design/Film/Filmriss Website/Wordpress/Assets/.old/BTS Fotos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BTS Fotos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BTS Fotos/Steadycam.jpg"</text:p>
          </table:table-cell>
          <table:table-cell office:value-type="string" calcext:value-type="string">
            <text:p>"/run/media/benny/Filmriss_02/RECOVERY/Design/Film/Filmriss Website/Wordpress/Assets/.old/BTS Fotos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BTS Fotos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BTS Fotos/Swdb.xcf"</text:p>
          </table:table-cell>
          <table:table-cell office:value-type="string" calcext:value-type="string">
            <text:p>"/run/media/benny/Filmriss_02/RECOVERY/Design/Film/Filmriss Website/Wordpress/Assets/.old/BTS Fotos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BTS Fotos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BTS Fotos/Über uns/29.jpg"</text:p>
          </table:table-cell>
          <table:table-cell office:value-type="string" calcext:value-type="string">
            <text:p>"/run/media/benny/Filmriss_02/RECOVERY/Design/Film/Filmriss Website/Wordpress/Assets/.old/BTS Fotos/Über uns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BTS Fotos/Über uns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BTS Fotos/Über uns/AmWasserfall.jpg"</text:p>
          </table:table-cell>
          <table:table-cell office:value-type="string" calcext:value-type="string">
            <text:p>"/run/media/benny/Filmriss_02/RECOVERY/Design/Film/Filmriss Website/Wordpress/Assets/.old/BTS Fotos/Über uns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BTS Fotos/Über uns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BTS Fotos/Über uns/_DSC0861.jpg"</text:p>
          </table:table-cell>
          <table:table-cell office:value-type="string" calcext:value-type="string">
            <text:p>"/run/media/benny/Filmriss_02/RECOVERY/Design/Film/Filmriss Website/Wordpress/Assets/.old/BTS Fotos/Über uns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BTS Fotos/Über uns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BTS Fotos/Über uns/_DSC1289.jpg"</text:p>
          </table:table-cell>
          <table:table-cell office:value-type="string" calcext:value-type="string">
            <text:p>"/run/media/benny/Filmriss_02/RECOVERY/Design/Film/Filmriss Website/Wordpress/Assets/.old/BTS Fotos/Über uns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BTS Fotos/Über uns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BTS Fotos/Über uns/_DSC1417.JPG"</text:p>
          </table:table-cell>
          <table:table-cell office:value-type="string" calcext:value-type="string">
            <text:p>"/run/media/benny/Filmriss_02/RECOVERY/Design/Film/Filmriss Website/Wordpress/Assets/.old/BTS Fotos/Über uns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BTS Fotos/Über uns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BTS Fotos/Über uns/_DSC5611.jpg"</text:p>
          </table:table-cell>
          <table:table-cell office:value-type="string" calcext:value-type="string">
            <text:p>"/run/media/benny/Filmriss_02/RECOVERY/Design/Film/Filmriss Website/Wordpress/Assets/.old/BTS Fotos/Über uns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BTS Fotos/Über uns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BTS Fotos/Über uns/Edited.jpg"</text:p>
          </table:table-cell>
          <table:table-cell office:value-type="string" calcext:value-type="string">
            <text:p>"/run/media/benny/Filmriss_02/RECOVERY/Design/Film/Filmriss Website/Wordpress/Assets/.old/BTS Fotos/Über uns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BTS Fotos/Über uns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BTS Fotos/Über uns/IMG_8834.JPG"</text:p>
          </table:table-cell>
          <table:table-cell office:value-type="string" calcext:value-type="string">
            <text:p>"/run/media/benny/Filmriss_02/RECOVERY/Design/Film/Filmriss Website/Wordpress/Assets/.old/BTS Fotos/Über uns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BTS Fotos/Über uns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BTS Fotos/Über uns/Komprimiert/Handy/Reute.jpg"</text:p>
          </table:table-cell>
          <table:table-cell office:value-type="string" calcext:value-type="string">
            <text:p>"/run/media/benny/Filmriss_02/RECOVERY/Design/Film/Filmriss Website/Wordpress/Assets/.old/BTS Fotos/Über uns/Komprimiert/Hand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BTS Fotos/Über uns/Komprimiert/Hand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BTS Fotos/Über uns/Lichtsetup.jpg"</text:p>
          </table:table-cell>
          <table:table-cell office:value-type="string" calcext:value-type="string">
            <text:p>"/run/media/benny/Filmriss_02/RECOVERY/Design/Film/Filmriss Website/Wordpress/Assets/.old/BTS Fotos/Über uns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BTS Fotos/Über uns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F4Y/Text.xcf"</text:p>
          </table:table-cell>
          <table:table-cell office:value-type="string" calcext:value-type="string">
            <text:p>"/run/media/benny/Filmriss_02/RECOVERY/Design/Film/Filmriss Website/Wordpress/Assets/.old/F4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F4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F4Y/Untitled.png"</text:p>
          </table:table-cell>
          <table:table-cell office:value-type="string" calcext:value-type="string">
            <text:p>"/run/media/benny/Filmriss_02/RECOVERY/Design/Film/Filmriss Website/Wordpress/Assets/.old/F4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F4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Köpfe Rund/28.jpg"</text:p>
          </table:table-cell>
          <table:table-cell office:value-type="string" calcext:value-type="string">
            <text:p>"/run/media/benny/Filmriss_02/RECOVERY/Design/Film/Filmriss Website/Wordpress/Assets/.old/Köpfe Rund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Köpfe Rund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Köpfe Rund/51.jpg"</text:p>
          </table:table-cell>
          <table:table-cell office:value-type="string" calcext:value-type="string">
            <text:p>"/run/media/benny/Filmriss_02/RECOVERY/Design/Film/Filmriss Website/Wordpress/Assets/.old/Köpfe Rund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Köpfe Rund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Köpfe Rund/Alexander.png"</text:p>
          </table:table-cell>
          <table:table-cell office:value-type="string" calcext:value-type="string">
            <text:p>"/run/media/benny/Filmriss_02/RECOVERY/Design/Film/Filmriss Website/Wordpress/Assets/.old/Köpfe Rund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Köpfe Rund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Köpfe Rund/Alexandra.png"</text:p>
          </table:table-cell>
          <table:table-cell office:value-type="string" calcext:value-type="string">
            <text:p>"/run/media/benny/Filmriss_02/RECOVERY/Design/Film/Filmriss Website/Wordpress/Assets/.old/Köpfe Rund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Köpfe Rund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Köpfe Rund/Andy.png"</text:p>
          </table:table-cell>
          <table:table-cell office:value-type="string" calcext:value-type="string">
            <text:p>"/run/media/benny/Filmriss_02/RECOVERY/Design/Film/Filmriss Website/Wordpress/Assets/.old/Köpfe Rund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Köpfe Rund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Köpfe Rund/Anna Lena.png"</text:p>
          </table:table-cell>
          <table:table-cell office:value-type="string" calcext:value-type="string">
            <text:p>"/run/media/benny/Filmriss_02/RECOVERY/Design/Film/Filmriss Website/Wordpress/Assets/.old/Köpfe Rund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Köpfe Rund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Köpfe Rund/Anna.png"</text:p>
          </table:table-cell>
          <table:table-cell office:value-type="string" calcext:value-type="string">
            <text:p>"/run/media/benny/Filmriss_02/RECOVERY/Design/Film/Filmriss Website/Wordpress/Assets/.old/Köpfe Rund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Köpfe Rund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Köpfe Rund/Benny.png"</text:p>
          </table:table-cell>
          <table:table-cell office:value-type="string" calcext:value-type="string">
            <text:p>"/run/media/benny/Filmriss_02/RECOVERY/Design/Film/Filmriss Website/Wordpress/Assets/.old/Köpfe Rund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Köpfe Rund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Köpfe Rund/_DSC0918.jpg"</text:p>
          </table:table-cell>
          <table:table-cell office:value-type="string" calcext:value-type="string">
            <text:p>"/run/media/benny/Filmriss_02/RECOVERY/Design/Film/Filmriss Website/Wordpress/Assets/.old/Köpfe Rund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Köpfe Rund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Köpfe Rund/_DSC1263.jpg"</text:p>
          </table:table-cell>
          <table:table-cell office:value-type="string" calcext:value-type="string">
            <text:p>"/run/media/benny/Filmriss_02/RECOVERY/Design/Film/Filmriss Website/Wordpress/Assets/.old/Köpfe Rund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Köpfe Rund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Köpfe Rund/_DSC4705.JPG"</text:p>
          </table:table-cell>
          <table:table-cell office:value-type="string" calcext:value-type="string">
            <text:p>"/run/media/benny/Filmriss_02/RECOVERY/Design/Film/Filmriss Website/Wordpress/Assets/.old/Köpfe Rund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Köpfe Rund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Köpfe Rund/_DSC4884.JPG"</text:p>
          </table:table-cell>
          <table:table-cell office:value-type="string" calcext:value-type="string">
            <text:p>"/run/media/benny/Filmriss_02/RECOVERY/Design/Film/Filmriss Website/Wordpress/Assets/.old/Köpfe Rund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Köpfe Rund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Köpfe Rund/_DSC5556.jpg"</text:p>
          </table:table-cell>
          <table:table-cell office:value-type="string" calcext:value-type="string">
            <text:p>"/run/media/benny/Filmriss_02/RECOVERY/Design/Film/Filmriss Website/Wordpress/Assets/.old/Köpfe Rund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Köpfe Rund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Köpfe Rund/_DSC6928.PNG"</text:p>
          </table:table-cell>
          <table:table-cell office:value-type="string" calcext:value-type="string">
            <text:p>"/run/media/benny/Filmriss_02/RECOVERY/Design/Film/Filmriss Website/Wordpress/Assets/.old/Köpfe Rund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Köpfe Rund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Köpfe Rund/Köpfe_Rund_300PX.xcf"</text:p>
          </table:table-cell>
          <table:table-cell office:value-type="string" calcext:value-type="string">
            <text:p>"/run/media/benny/Filmriss_02/RECOVERY/Design/Film/Filmriss Website/Wordpress/Assets/.old/Köpfe Rund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Köpfe Rund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Köpfe Rund/Köpfe Rund.xcf"</text:p>
          </table:table-cell>
          <table:table-cell office:value-type="string" calcext:value-type="string">
            <text:p>"/run/media/benny/Filmriss_02/RECOVERY/Design/Film/Filmriss Website/Wordpress/Assets/.old/Köpfe Rund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Köpfe Rund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Köpfe Rund/Luisa.png"</text:p>
          </table:table-cell>
          <table:table-cell office:value-type="string" calcext:value-type="string">
            <text:p>"/run/media/benny/Filmriss_02/RECOVERY/Design/Film/Filmriss Website/Wordpress/Assets/.old/Köpfe Rund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Köpfe Rund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Köpfe Rund/Marvin.png"</text:p>
          </table:table-cell>
          <table:table-cell office:value-type="string" calcext:value-type="string">
            <text:p>"/run/media/benny/Filmriss_02/RECOVERY/Design/Film/Filmriss Website/Wordpress/Assets/.old/Köpfe Rund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Köpfe Rund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Köpfe Rund/Mikael.png"</text:p>
          </table:table-cell>
          <table:table-cell office:value-type="string" calcext:value-type="string">
            <text:p>"/run/media/benny/Filmriss_02/RECOVERY/Design/Film/Filmriss Website/Wordpress/Assets/.old/Köpfe Rund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Köpfe Rund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Köpfe Rund/Nick2.png"</text:p>
          </table:table-cell>
          <table:table-cell office:value-type="string" calcext:value-type="string">
            <text:p>"/run/media/benny/Filmriss_02/RECOVERY/Design/Film/Filmriss Website/Wordpress/Assets/.old/Köpfe Rund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Köpfe Rund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Köpfe Rund/Nick3.png"</text:p>
          </table:table-cell>
          <table:table-cell office:value-type="string" calcext:value-type="string">
            <text:p>"/run/media/benny/Filmriss_02/RECOVERY/Design/Film/Filmriss Website/Wordpress/Assets/.old/Köpfe Rund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Köpfe Rund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Köpfe Rund/Nick.png"</text:p>
          </table:table-cell>
          <table:table-cell office:value-type="string" calcext:value-type="string">
            <text:p>"/run/media/benny/Filmriss_02/RECOVERY/Design/Film/Filmriss Website/Wordpress/Assets/.old/Köpfe Rund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Köpfe Rund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Köpfe Rund/Olk.png"</text:p>
          </table:table-cell>
          <table:table-cell office:value-type="string" calcext:value-type="string">
            <text:p>"/run/media/benny/Filmriss_02/RECOVERY/Design/Film/Filmriss Website/Wordpress/Assets/.old/Köpfe Rund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Köpfe Rund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Köpfe Rund/T5.png"</text:p>
          </table:table-cell>
          <table:table-cell office:value-type="string" calcext:value-type="string">
            <text:p>"/run/media/benny/Filmriss_02/RECOVERY/Design/Film/Filmriss Website/Wordpress/Assets/.old/Köpfe Rund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Köpfe Rund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Köpfe Rund/Valeska Lucas.png"</text:p>
          </table:table-cell>
          <table:table-cell office:value-type="string" calcext:value-type="string">
            <text:p>"/run/media/benny/Filmriss_02/RECOVERY/Design/Film/Filmriss Website/Wordpress/Assets/.old/Köpfe Rund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Köpfe Rund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Filmriss Website/Wordpress/Assets/.old/Köpfe Rund/Vanessa.png"</text:p>
          </table:table-cell>
          <table:table-cell office:value-type="string" calcext:value-type="string">
            <text:p>"/run/media/benny/Filmriss_02/RECOVERY/Design/Film/Filmriss Website/Wordpress/Assets/.old/Köpfe Rund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Filmriss Website/Wordpress/Assets/.old/Köpfe Rund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Kreativsticker/KREATIVBLACK.png"</text:p>
          </table:table-cell>
          <table:table-cell office:value-type="string" calcext:value-type="string">
            <text:p>"/run/media/benny/Filmriss_02/RECOVERY/Design/Film/Kreativsticker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Kreativsticker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Kreativsticker/KREATIV PNGIII.png"</text:p>
          </table:table-cell>
          <table:table-cell office:value-type="string" calcext:value-type="string">
            <text:p>"/run/media/benny/Filmriss_02/RECOVERY/Design/Film/Kreativsticker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Kreativsticker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Merch/Bestellung/Merch_2_Hoodie_V1.jpg"</text:p>
          </table:table-cell>
          <table:table-cell office:value-type="string" calcext:value-type="string">
            <text:p>"/run/media/benny/Filmriss_02/RECOVERY/Design/Film/Merch/Bestellun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Merch/Bestellun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Merch/II/Filmriss_Merch_Auswahl_2020_All.png"</text:p>
          </table:table-cell>
          <table:table-cell office:value-type="string" calcext:value-type="string">
            <text:p>"/run/media/benny/Filmriss_02/RECOVERY/Design/Film/Merch/II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Merch/II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Merch/II/Filmriss_Merch_Auswahl_2020.jpg"</text:p>
          </table:table-cell>
          <table:table-cell office:value-type="string" calcext:value-type="string">
            <text:p>"/run/media/benny/Filmriss_02/RECOVERY/Design/Film/Merch/II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Merch/II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Merch/II/Hoodie-Schwarz_Auswahl.jpg"</text:p>
          </table:table-cell>
          <table:table-cell office:value-type="string" calcext:value-type="string">
            <text:p>"/run/media/benny/Filmriss_02/RECOVERY/Design/Film/Merch/II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Merch/II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Merch/II/Merch_2_Hoodie.png"</text:p>
          </table:table-cell>
          <table:table-cell office:value-type="string" calcext:value-type="string">
            <text:p>"/run/media/benny/Filmriss_02/RECOVERY/Design/Film/Merch/II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Merch/II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Merch/II/Merch_2_Hoodie_V1.png"</text:p>
          </table:table-cell>
          <table:table-cell office:value-type="string" calcext:value-type="string">
            <text:p>"/run/media/benny/Filmriss_02/RECOVERY/Design/Film/Merch/II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Merch/II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Merch/II/Merch_2_Hoodie_V2.png"</text:p>
          </table:table-cell>
          <table:table-cell office:value-type="string" calcext:value-type="string">
            <text:p>"/run/media/benny/Filmriss_02/RECOVERY/Design/Film/Merch/II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Merch/II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Merch/II/Merch_2_Hoodie.xcf"</text:p>
          </table:table-cell>
          <table:table-cell office:value-type="string" calcext:value-type="string">
            <text:p>"/run/media/benny/Filmriss_02/RECOVERY/Design/Film/Merch/II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Merch/II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Merch/II/Merch_2_Shirt_Weiß_V1.png"</text:p>
          </table:table-cell>
          <table:table-cell office:value-type="string" calcext:value-type="string">
            <text:p>"/run/media/benny/Filmriss_02/RECOVERY/Design/Film/Merch/II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Merch/II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Merch/II/Merch_2_Shirt_Weiß_V2.png"</text:p>
          </table:table-cell>
          <table:table-cell office:value-type="string" calcext:value-type="string">
            <text:p>"/run/media/benny/Filmriss_02/RECOVERY/Design/Film/Merch/II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Merch/II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Merch/II/Merch_2_Shirt_Weiß_V3.png"</text:p>
          </table:table-cell>
          <table:table-cell office:value-type="string" calcext:value-type="string">
            <text:p>"/run/media/benny/Filmriss_02/RECOVERY/Design/Film/Merch/II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Merch/II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Merch/II/ncX6eb9Bi.jpg"</text:p>
          </table:table-cell>
          <table:table-cell office:value-type="string" calcext:value-type="string">
            <text:p>"/run/media/benny/Filmriss_02/RECOVERY/Design/Film/Merch/II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Merch/II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Merch/II/TShirt-Weiß_Auswahl.jpg"</text:p>
          </table:table-cell>
          <table:table-cell office:value-type="string" calcext:value-type="string">
            <text:p>"/run/media/benny/Filmriss_02/RECOVERY/Design/Film/Merch/II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Merch/II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Merch/II/TShirt-Weiß.png"</text:p>
          </table:table-cell>
          <table:table-cell office:value-type="string" calcext:value-type="string">
            <text:p>"/run/media/benny/Filmriss_02/RECOVERY/Design/Film/Merch/II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Merch/II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Visitenkarten/VisitenkarteV2.1.xcf"</text:p>
          </table:table-cell>
          <table:table-cell office:value-type="string" calcext:value-type="string">
            <text:p>"/run/media/benny/Filmriss_02/RECOVERY/Design/Film/Visitenkarten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Visitenkarten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Film/Visitenkarten/Visitenkarte Vorne.xcf"</text:p>
          </table:table-cell>
          <table:table-cell office:value-type="string" calcext:value-type="string">
            <text:p>"/run/media/benny/Filmriss_02/RECOVERY/Design/Film/Visitenkarten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Film/Visitenkarten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Analog/Filmbeschreibungen.xcf"</text:p>
          </table:table-cell>
          <table:table-cell office:value-type="string" calcext:value-type="string">
            <text:p>"/run/media/benny/Filmriss_02/RECOVERY/Design/Privat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Analog/Filme/Filme Print.xcf"</text:p>
          </table:table-cell>
          <table:table-cell office:value-type="string" calcext:value-type="string">
            <text:p>"/run/media/benny/Filmriss_02/RECOVERY/Design/Privat/Analog/Film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Analog/Film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Analog/Filme/Filme.tiff"</text:p>
          </table:table-cell>
          <table:table-cell office:value-type="string" calcext:value-type="string">
            <text:p>"/run/media/benny/Filmriss_02/RECOVERY/Design/Privat/Analog/Film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Analog/Film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Analog/Filme/Vorlagen/Fomapan_100_Rollfilm.jpg"</text:p>
          </table:table-cell>
          <table:table-cell office:value-type="string" calcext:value-type="string">
            <text:p>"/run/media/benny/Filmriss_02/RECOVERY/Design/Privat/Analog/Filme/Vorlagen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Analog/Filme/Vorlagen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Analog/Filme/Vorlagen/Fomapan_200_Rollfilm.jpg"</text:p>
          </table:table-cell>
          <table:table-cell office:value-type="string" calcext:value-type="string">
            <text:p>"/run/media/benny/Filmriss_02/RECOVERY/Design/Privat/Analog/Filme/Vorlagen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Analog/Filme/Vorlagen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Analog/Filme/Vorlagen/Fomapan_400_Rollfilm.jpg"</text:p>
          </table:table-cell>
          <table:table-cell office:value-type="string" calcext:value-type="string">
            <text:p>"/run/media/benny/Filmriss_02/RECOVERY/Design/Privat/Analog/Filme/Vorlagen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Analog/Filme/Vorlagen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Analog/Filme/Vorlagen/Fuji-Acros_100_Rollfilm_1.jpg"</text:p>
          </table:table-cell>
          <table:table-cell office:value-type="string" calcext:value-type="string">
            <text:p>"/run/media/benny/Filmriss_02/RECOVERY/Design/Privat/Analog/Filme/Vorlagen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Analog/Filme/Vorlagen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Analog/Filme/Vorlagen/Fuji_Pro160S_Rollfilme_1.jpg"</text:p>
          </table:table-cell>
          <table:table-cell office:value-type="string" calcext:value-type="string">
            <text:p>"/run/media/benny/Filmriss_02/RECOVERY/Design/Privat/Analog/Filme/Vorlagen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Analog/Filme/Vorlagen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Analog/Filme/Vorlagen/Fuji_Pro400H_Rollfilme_1.jpg"</text:p>
          </table:table-cell>
          <table:table-cell office:value-type="string" calcext:value-type="string">
            <text:p>"/run/media/benny/Filmriss_02/RECOVERY/Design/Privat/Analog/Filme/Vorlagen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Analog/Filme/Vorlagen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Analog/Filme/Vorlagen/Fuji_Provia_100F_120_1.jpg"</text:p>
          </table:table-cell>
          <table:table-cell office:value-type="string" calcext:value-type="string">
            <text:p>"/run/media/benny/Filmriss_02/RECOVERY/Design/Privat/Analog/Filme/Vorlagen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Analog/Filme/Vorlagen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Analog/Filme/Vorlagen/Fuji_Velvia50_Rollfilme_1.jpg"</text:p>
          </table:table-cell>
          <table:table-cell office:value-type="string" calcext:value-type="string">
            <text:p>"/run/media/benny/Filmriss_02/RECOVERY/Design/Privat/Analog/Filme/Vorlagen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Analog/Filme/Vorlagen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Analog/Filme/Vorlagen/Rollei_Retro_400S.jpg"</text:p>
          </table:table-cell>
          <table:table-cell office:value-type="string" calcext:value-type="string">
            <text:p>"/run/media/benny/Filmriss_02/RECOVERY/Design/Privat/Analog/Filme/Vorlagen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Analog/Filme/Vorlagen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Analog/Filme/Vorlagen/Rollei_RPX_100_120.jpg"</text:p>
          </table:table-cell>
          <table:table-cell office:value-type="string" calcext:value-type="string">
            <text:p>"/run/media/benny/Filmriss_02/RECOVERY/Design/Privat/Analog/Filme/Vorlagen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Analog/Filme/Vorlagen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Analog/Filme/Vorlagen/Rollei_RPX_25_120.jpg"</text:p>
          </table:table-cell>
          <table:table-cell office:value-type="string" calcext:value-type="string">
            <text:p>"/run/media/benny/Filmriss_02/RECOVERY/Design/Privat/Analog/Filme/Vorlagen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Analog/Filme/Vorlagen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Analog/Filme/Vorlagen/Rollei_Superpan_120.jpg"</text:p>
          </table:table-cell>
          <table:table-cell office:value-type="string" calcext:value-type="string">
            <text:p>"/run/media/benny/Filmriss_02/RECOVERY/Design/Privat/Analog/Filme/Vorlagen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Analog/Filme/Vorlagen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CAD/Rollei_Rear_Cap/Rollei_Rear_Cap.stl"</text:p>
          </table:table-cell>
          <table:table-cell office:value-type="string" calcext:value-type="string">
            <text:p>"/run/media/benny/Filmriss_02/RECOVERY/Design/Privat/CAD/Rollei_Rear_Cap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CAD/Rollei_Rear_Cap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SCAPE/026-04.tif"</text:p>
          </table:table-cell>
          <table:table-cell office:value-type="string" calcext:value-type="string">
            <text:p>"/run/media/benny/Filmriss_02/RECOVERY/Design/Privat/ESCAP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SCAP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SCAPE/026-08.tif"</text:p>
          </table:table-cell>
          <table:table-cell office:value-type="string" calcext:value-type="string">
            <text:p>"/run/media/benny/Filmriss_02/RECOVERY/Design/Privat/ESCAP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SCAP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SCAPE/027-03.tif"</text:p>
          </table:table-cell>
          <table:table-cell office:value-type="string" calcext:value-type="string">
            <text:p>"/run/media/benny/Filmriss_02/RECOVERY/Design/Privat/ESCAP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SCAP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SCAPE/033-01.tif"</text:p>
          </table:table-cell>
          <table:table-cell office:value-type="string" calcext:value-type="string">
            <text:p>"/run/media/benny/Filmriss_02/RECOVERY/Design/Privat/ESCAP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SCAP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SCAPE/038-09.tif"</text:p>
          </table:table-cell>
          <table:table-cell office:value-type="string" calcext:value-type="string">
            <text:p>"/run/media/benny/Filmriss_02/RECOVERY/Design/Privat/ESCAP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SCAP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SCAPE/041-10.tif"</text:p>
          </table:table-cell>
          <table:table-cell office:value-type="string" calcext:value-type="string">
            <text:p>"/run/media/benny/Filmriss_02/RECOVERY/Design/Privat/ESCAP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SCAP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SCAPE/042-11.tif"</text:p>
          </table:table-cell>
          <table:table-cell office:value-type="string" calcext:value-type="string">
            <text:p>"/run/media/benny/Filmriss_02/RECOVERY/Design/Privat/ESCAP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SCAP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SCAPE/045-04.tif"</text:p>
          </table:table-cell>
          <table:table-cell office:value-type="string" calcext:value-type="string">
            <text:p>"/run/media/benny/Filmriss_02/RECOVERY/Design/Privat/ESCAP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SCAP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SCAPE/047-17.tif"</text:p>
          </table:table-cell>
          <table:table-cell office:value-type="string" calcext:value-type="string">
            <text:p>"/run/media/benny/Filmriss_02/RECOVERY/Design/Privat/ESCAP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SCAP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SCAPE/048-09.tif"</text:p>
          </table:table-cell>
          <table:table-cell office:value-type="string" calcext:value-type="string">
            <text:p>"/run/media/benny/Filmriss_02/RECOVERY/Design/Privat/ESCAP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SCAP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SCAPE/ESCAPE_Mockup_V2.xcf"</text:p>
          </table:table-cell>
          <table:table-cell office:value-type="string" calcext:value-type="string">
            <text:p>"/run/media/benny/Filmriss_02/RECOVERY/Design/Privat/ESCAP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SCAP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10.pdf"</text:p>
          </table:table-cell>
          <table:table-cell office:value-type="string" calcext:value-type="string">
            <text:p>"/run/media/benny/Filmriss_02/RECOVERY/Design/Privat/Events/Bilder Amas Geburtsta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10.tif"</text:p>
          </table:table-cell>
          <table:table-cell office:value-type="string" calcext:value-type="string">
            <text:p>"/run/media/benny/Filmriss_02/RECOVERY/Design/Privat/Events/Bilder Amas Geburtsta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11.pdf"</text:p>
          </table:table-cell>
          <table:table-cell office:value-type="string" calcext:value-type="string">
            <text:p>"/run/media/benny/Filmriss_02/RECOVERY/Design/Privat/Events/Bilder Amas Geburtsta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11.tif"</text:p>
          </table:table-cell>
          <table:table-cell office:value-type="string" calcext:value-type="string">
            <text:p>"/run/media/benny/Filmriss_02/RECOVERY/Design/Privat/Events/Bilder Amas Geburtsta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12.pdf"</text:p>
          </table:table-cell>
          <table:table-cell office:value-type="string" calcext:value-type="string">
            <text:p>"/run/media/benny/Filmriss_02/RECOVERY/Design/Privat/Events/Bilder Amas Geburtsta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12.tif"</text:p>
          </table:table-cell>
          <table:table-cell office:value-type="string" calcext:value-type="string">
            <text:p>"/run/media/benny/Filmriss_02/RECOVERY/Design/Privat/Events/Bilder Amas Geburtsta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13.pdf"</text:p>
          </table:table-cell>
          <table:table-cell office:value-type="string" calcext:value-type="string">
            <text:p>"/run/media/benny/Filmriss_02/RECOVERY/Design/Privat/Events/Bilder Amas Geburtsta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13.tif"</text:p>
          </table:table-cell>
          <table:table-cell office:value-type="string" calcext:value-type="string">
            <text:p>"/run/media/benny/Filmriss_02/RECOVERY/Design/Privat/Events/Bilder Amas Geburtsta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14.pdf"</text:p>
          </table:table-cell>
          <table:table-cell office:value-type="string" calcext:value-type="string">
            <text:p>"/run/media/benny/Filmriss_02/RECOVERY/Design/Privat/Events/Bilder Amas Geburtsta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14.tif"</text:p>
          </table:table-cell>
          <table:table-cell office:value-type="string" calcext:value-type="string">
            <text:p>"/run/media/benny/Filmriss_02/RECOVERY/Design/Privat/Events/Bilder Amas Geburtsta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15.pdf"</text:p>
          </table:table-cell>
          <table:table-cell office:value-type="string" calcext:value-type="string">
            <text:p>"/run/media/benny/Filmriss_02/RECOVERY/Design/Privat/Events/Bilder Amas Geburtsta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15.tif"</text:p>
          </table:table-cell>
          <table:table-cell office:value-type="string" calcext:value-type="string">
            <text:p>"/run/media/benny/Filmriss_02/RECOVERY/Design/Privat/Events/Bilder Amas Geburtsta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16.pdf"</text:p>
          </table:table-cell>
          <table:table-cell office:value-type="string" calcext:value-type="string">
            <text:p>"/run/media/benny/Filmriss_02/RECOVERY/Design/Privat/Events/Bilder Amas Geburtsta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16.tif"</text:p>
          </table:table-cell>
          <table:table-cell office:value-type="string" calcext:value-type="string">
            <text:p>"/run/media/benny/Filmriss_02/RECOVERY/Design/Privat/Events/Bilder Amas Geburtsta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17.tif"</text:p>
          </table:table-cell>
          <table:table-cell office:value-type="string" calcext:value-type="string">
            <text:p>"/run/media/benny/Filmriss_02/RECOVERY/Design/Privat/Events/Bilder Amas Geburtsta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18.pdf"</text:p>
          </table:table-cell>
          <table:table-cell office:value-type="string" calcext:value-type="string">
            <text:p>"/run/media/benny/Filmriss_02/RECOVERY/Design/Privat/Events/Bilder Amas Geburtsta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18.tif"</text:p>
          </table:table-cell>
          <table:table-cell office:value-type="string" calcext:value-type="string">
            <text:p>"/run/media/benny/Filmriss_02/RECOVERY/Design/Privat/Events/Bilder Amas Geburtsta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19.pdf"</text:p>
          </table:table-cell>
          <table:table-cell office:value-type="string" calcext:value-type="string">
            <text:p>"/run/media/benny/Filmriss_02/RECOVERY/Design/Privat/Events/Bilder Amas Geburtsta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19.tif"</text:p>
          </table:table-cell>
          <table:table-cell office:value-type="string" calcext:value-type="string">
            <text:p>"/run/media/benny/Filmriss_02/RECOVERY/Design/Privat/Events/Bilder Amas Geburtsta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1.tif"</text:p>
          </table:table-cell>
          <table:table-cell office:value-type="string" calcext:value-type="string">
            <text:p>"/run/media/benny/Filmriss_02/RECOVERY/Design/Privat/Events/Bilder Amas Geburtsta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2.pdf"</text:p>
          </table:table-cell>
          <table:table-cell office:value-type="string" calcext:value-type="string">
            <text:p>"/run/media/benny/Filmriss_02/RECOVERY/Design/Privat/Events/Bilder Amas Geburtsta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2.tif"</text:p>
          </table:table-cell>
          <table:table-cell office:value-type="string" calcext:value-type="string">
            <text:p>"/run/media/benny/Filmriss_02/RECOVERY/Design/Privat/Events/Bilder Amas Geburtsta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49.tif"</text:p>
          </table:table-cell>
          <table:table-cell office:value-type="string" calcext:value-type="string">
            <text:p>"/run/media/benny/Filmriss_02/RECOVERY/Design/Privat/Events/Bilder Amas Geburtsta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50.tif"</text:p>
          </table:table-cell>
          <table:table-cell office:value-type="string" calcext:value-type="string">
            <text:p>"/run/media/benny/Filmriss_02/RECOVERY/Design/Privat/Events/Bilder Amas Geburtsta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51.tif"</text:p>
          </table:table-cell>
          <table:table-cell office:value-type="string" calcext:value-type="string">
            <text:p>"/run/media/benny/Filmriss_02/RECOVERY/Design/Privat/Events/Bilder Amas Geburtsta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52.pdf"</text:p>
          </table:table-cell>
          <table:table-cell office:value-type="string" calcext:value-type="string">
            <text:p>"/run/media/benny/Filmriss_02/RECOVERY/Design/Privat/Events/Bilder Amas Geburtsta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52.tif"</text:p>
          </table:table-cell>
          <table:table-cell office:value-type="string" calcext:value-type="string">
            <text:p>"/run/media/benny/Filmriss_02/RECOVERY/Design/Privat/Events/Bilder Amas Geburtsta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53.pdf"</text:p>
          </table:table-cell>
          <table:table-cell office:value-type="string" calcext:value-type="string">
            <text:p>"/run/media/benny/Filmriss_02/RECOVERY/Design/Privat/Events/Bilder Amas Geburtsta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53.tif"</text:p>
          </table:table-cell>
          <table:table-cell office:value-type="string" calcext:value-type="string">
            <text:p>"/run/media/benny/Filmriss_02/RECOVERY/Design/Privat/Events/Bilder Amas Geburtsta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54.pdf"</text:p>
          </table:table-cell>
          <table:table-cell office:value-type="string" calcext:value-type="string">
            <text:p>"/run/media/benny/Filmriss_02/RECOVERY/Design/Privat/Events/Bilder Amas Geburtsta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54.tif"</text:p>
          </table:table-cell>
          <table:table-cell office:value-type="string" calcext:value-type="string">
            <text:p>"/run/media/benny/Filmriss_02/RECOVERY/Design/Privat/Events/Bilder Amas Geburtsta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55.pdf"</text:p>
          </table:table-cell>
          <table:table-cell office:value-type="string" calcext:value-type="string">
            <text:p>"/run/media/benny/Filmriss_02/RECOVERY/Design/Privat/Events/Bilder Amas Geburtsta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55.tif"</text:p>
          </table:table-cell>
          <table:table-cell office:value-type="string" calcext:value-type="string">
            <text:p>"/run/media/benny/Filmriss_02/RECOVERY/Design/Privat/Events/Bilder Amas Geburtsta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56.pdf"</text:p>
          </table:table-cell>
          <table:table-cell office:value-type="string" calcext:value-type="string">
            <text:p>"/run/media/benny/Filmriss_02/RECOVERY/Design/Privat/Events/Bilder Amas Geburtsta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56.tif"</text:p>
          </table:table-cell>
          <table:table-cell office:value-type="string" calcext:value-type="string">
            <text:p>"/run/media/benny/Filmriss_02/RECOVERY/Design/Privat/Events/Bilder Amas Geburtsta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57.pdf"</text:p>
          </table:table-cell>
          <table:table-cell office:value-type="string" calcext:value-type="string">
            <text:p>"/run/media/benny/Filmriss_02/RECOVERY/Design/Privat/Events/Bilder Amas Geburtsta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57.tif"</text:p>
          </table:table-cell>
          <table:table-cell office:value-type="string" calcext:value-type="string">
            <text:p>"/run/media/benny/Filmriss_02/RECOVERY/Design/Privat/Events/Bilder Amas Geburtsta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58.pdf"</text:p>
          </table:table-cell>
          <table:table-cell office:value-type="string" calcext:value-type="string">
            <text:p>"/run/media/benny/Filmriss_02/RECOVERY/Design/Privat/Events/Bilder Amas Geburtsta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58.tif"</text:p>
          </table:table-cell>
          <table:table-cell office:value-type="string" calcext:value-type="string">
            <text:p>"/run/media/benny/Filmriss_02/RECOVERY/Design/Privat/Events/Bilder Amas Geburtsta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59.pdf"</text:p>
          </table:table-cell>
          <table:table-cell office:value-type="string" calcext:value-type="string">
            <text:p>"/run/media/benny/Filmriss_02/RECOVERY/Design/Privat/Events/Bilder Amas Geburtsta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59.tif"</text:p>
          </table:table-cell>
          <table:table-cell office:value-type="string" calcext:value-type="string">
            <text:p>"/run/media/benny/Filmriss_02/RECOVERY/Design/Privat/Events/Bilder Amas Geburtsta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60.pdf"</text:p>
          </table:table-cell>
          <table:table-cell office:value-type="string" calcext:value-type="string">
            <text:p>"/run/media/benny/Filmriss_02/RECOVERY/Design/Privat/Events/Bilder Amas Geburtsta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60.tif"</text:p>
          </table:table-cell>
          <table:table-cell office:value-type="string" calcext:value-type="string">
            <text:p>"/run/media/benny/Filmriss_02/RECOVERY/Design/Privat/Events/Bilder Amas Geburtsta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61.pdf"</text:p>
          </table:table-cell>
          <table:table-cell office:value-type="string" calcext:value-type="string">
            <text:p>"/run/media/benny/Filmriss_02/RECOVERY/Design/Privat/Events/Bilder Amas Geburtsta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61.tif"</text:p>
          </table:table-cell>
          <table:table-cell office:value-type="string" calcext:value-type="string">
            <text:p>"/run/media/benny/Filmriss_02/RECOVERY/Design/Privat/Events/Bilder Amas Geburtsta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62.pdf"</text:p>
          </table:table-cell>
          <table:table-cell office:value-type="string" calcext:value-type="string">
            <text:p>"/run/media/benny/Filmriss_02/RECOVERY/Design/Privat/Events/Bilder Amas Geburtsta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62.tif"</text:p>
          </table:table-cell>
          <table:table-cell office:value-type="string" calcext:value-type="string">
            <text:p>"/run/media/benny/Filmriss_02/RECOVERY/Design/Privat/Events/Bilder Amas Geburtsta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63.pdf"</text:p>
          </table:table-cell>
          <table:table-cell office:value-type="string" calcext:value-type="string">
            <text:p>"/run/media/benny/Filmriss_02/RECOVERY/Design/Privat/Events/Bilder Amas Geburtsta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63.tif"</text:p>
          </table:table-cell>
          <table:table-cell office:value-type="string" calcext:value-type="string">
            <text:p>"/run/media/benny/Filmriss_02/RECOVERY/Design/Privat/Events/Bilder Amas Geburtsta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6.pdf"</text:p>
          </table:table-cell>
          <table:table-cell office:value-type="string" calcext:value-type="string">
            <text:p>"/run/media/benny/Filmriss_02/RECOVERY/Design/Privat/Events/Bilder Amas Geburtsta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6.tif"</text:p>
          </table:table-cell>
          <table:table-cell office:value-type="string" calcext:value-type="string">
            <text:p>"/run/media/benny/Filmriss_02/RECOVERY/Design/Privat/Events/Bilder Amas Geburtsta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11.pd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12.pd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13.pd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14.pd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15.pd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16.pd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17.pd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18.pd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19.pd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23.pd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24.pd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25.ti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26.pd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26.ti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28.pd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29.pd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29.ti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30.pd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31.pd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31.ti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32.pd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32.ti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33.pd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33.ti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34.pd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34.ti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35.pd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35.ti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36.pd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37.pd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39.pd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3.pd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40.pd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41.pd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42.pd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43.pd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44.pd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45.pd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46.pd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47.pd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48.pd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49.pd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4.pd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50.pd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51.pd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52.pd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53.pd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54.pd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58.pd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59.pd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60.pd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61.pd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62.pd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63.pd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7.pd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Zeugnis II.ti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Bilder Amas Geburtstag - Kopie/Zeugnis I.tif"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Bilder Amas Geburtstag - Kopi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jpg/000 1.JPG"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jpg/003 1.jpg"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jpg/004 1.jpg"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jpg/005 1.jpg"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jpg/006 1.jpg"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jpg/007 1.jpg"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jpg/009 1.jpg"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jpg/010 1.jpg"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jpg/012 1.jpg"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jpg/013 1.jpg"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jpg/023 1.jpg"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jpg/024 1.jpg"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jpg/025 1.jpg"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jpg/034 1.jpg"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jpg/035 1.jpg"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jpg/036 1.jpg"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jpg/037 1.jpg"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jpg/038 1.jpg"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jpg/039 1.jpg"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jpg/040 1.jpg"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jpg/041 1.jpg"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jpg/042 1.jpg"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jpg/044 1.jpg"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jpg/045 1.jpg"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jpg/046 1.jpg"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jpg/048 1.jpg"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jpg/049 1.jpg"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jpg/050 1.jpg"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jpg/051 1.jpg"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jpg/052 1.jpg"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jpg/056 1.jpg"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jpg/057 1.jpg"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jpg/058 1.jpg"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jpg/059 1.jpg"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jpg/060 1.jpg"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jpg/062 1.JPG"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jp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tif/000.tif"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tif/001.tif"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tif/002.tif"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tif/003.tif"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tif/004.tif"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tif/005.tif"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tif/006.tif"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tif/007.tif"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tif/008.tif"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tif/009.tif"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tif/010.tif"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tif/011.tif"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tif/013.tif"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tif/014.tif"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tif/015.tif"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tif/016.tif"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tif/017.tif"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tif/018.tif"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tif/019.tif"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tif/020.tif"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tif/022.tif"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tif/024.tif"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tif/025.tif"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tif/026.tif"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tif/027.tif"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tif/028.tif"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tif/029.tif"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tif/032.tif"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tif/033.tif"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tif/034.tif"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tif/035.tif"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tif/036.tif"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tif/037.tif"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tif/038.tif"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tif/039.tif"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tif/040.tif"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tif/041.tif"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tif/042.tif"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tif/043.tif"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tif/044.tif"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tif/046.tif"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tif/047.tif"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tif/048.tif"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tif/049.tif"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tif/059.tif"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tif/060.tif"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tif/061.tif"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Events/Bilder Amas Geburtstag/Reihenfolge/tif/062.tif"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Events/Bilder Amas Geburtstag/Reihenfolge/tif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Spotify/374706.jpg"</text:p>
          </table:table-cell>
          <table:table-cell office:value-type="string" calcext:value-type="string">
            <text:p>"/run/media/benny/Filmriss_02/RECOVERY/Design/Privat/Spotif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Spotif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Spotify/Different.jpg"</text:p>
          </table:table-cell>
          <table:table-cell office:value-type="string" calcext:value-type="string">
            <text:p>"/run/media/benny/Filmriss_02/RECOVERY/Design/Privat/Spotif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Spotif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Spotify/_DSC0702.jpg"</text:p>
          </table:table-cell>
          <table:table-cell office:value-type="string" calcext:value-type="string">
            <text:p>"/run/media/benny/Filmriss_02/RECOVERY/Design/Privat/Spotif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Spotif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Spotify/Hip Hop Playlist.png"</text:p>
          </table:table-cell>
          <table:table-cell office:value-type="string" calcext:value-type="string">
            <text:p>"/run/media/benny/Filmriss_02/RECOVERY/Design/Privat/Spotif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Spotif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Spotify/indiegerman playlist.png"</text:p>
          </table:table-cell>
          <table:table-cell office:value-type="string" calcext:value-type="string">
            <text:p>"/run/media/benny/Filmriss_02/RECOVERY/Design/Privat/Spotif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Spotif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Spotify/light-bokeh-night-sunlight-evening-sleeping-darkness-lighting-bedroom-sleep-cool-image-dream-bed-colours-i-bett-schlafen-farben-schlaf-zuhause-schlafzimmer-trau-schlaflabor-583487.jpg"</text:p>
          </table:table-cell>
          <table:table-cell office:value-type="string" calcext:value-type="string">
            <text:p>"/run/media/benny/Filmriss_02/RECOVERY/Design/Privat/Spotif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Spotif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Spotify/Marvin Playlist.png"</text:p>
          </table:table-cell>
          <table:table-cell office:value-type="string" calcext:value-type="string">
            <text:p>"/run/media/benny/Filmriss_02/RECOVERY/Design/Privat/Spotif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Spotif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Spotify/Memories Playlists.png"</text:p>
          </table:table-cell>
          <table:table-cell office:value-type="string" calcext:value-type="string">
            <text:p>"/run/media/benny/Filmriss_02/RECOVERY/Design/Privat/Spotif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Spotif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Spotify/Rock Playlist.png"</text:p>
          </table:table-cell>
          <table:table-cell office:value-type="string" calcext:value-type="string">
            <text:p>"/run/media/benny/Filmriss_02/RECOVERY/Design/Privat/Spotif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Spotif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Spotify/soundtrack.jpg"</text:p>
          </table:table-cell>
          <table:table-cell office:value-type="string" calcext:value-type="string">
            <text:p>"/run/media/benny/Filmriss_02/RECOVERY/Design/Privat/Spotif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Spotif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Spotify/Spotify Playlists.xcf"</text:p>
          </table:table-cell>
          <table:table-cell office:value-type="string" calcext:value-type="string">
            <text:p>"/run/media/benny/Filmriss_02/RECOVERY/Design/Privat/Spotify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Spotify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Wallpaper/Gaming Background/Wallpaper Gaming.png"</text:p>
          </table:table-cell>
          <table:table-cell office:value-type="string" calcext:value-type="string">
            <text:p>"/run/media/benny/Filmriss_02/RECOVERY/Design/Privat/Wallpaper/Gaming Background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Wallpaper/Gaming Background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Wallpaper/Gaming Background/Wallpaper Gaming Pur.xcf"</text:p>
          </table:table-cell>
          <table:table-cell office:value-type="string" calcext:value-type="string">
            <text:p>"/run/media/benny/Filmriss_02/RECOVERY/Design/Privat/Wallpaper/Gaming Background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Wallpaper/Gaming Background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Wallpaper/Gaming Background/Wallpaper III.png"</text:p>
          </table:table-cell>
          <table:table-cell office:value-type="string" calcext:value-type="string">
            <text:p>"/run/media/benny/Filmriss_02/RECOVERY/Design/Privat/Wallpaper/Gaming Background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Wallpaper/Gaming Background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Wallpaper/Gaming Background/Wallpaper II.png"</text:p>
          </table:table-cell>
          <table:table-cell office:value-type="string" calcext:value-type="string">
            <text:p>"/run/media/benny/Filmriss_02/RECOVERY/Design/Privat/Wallpaper/Gaming Background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Wallpaper/Gaming Background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Wallpaper/Gaming Background/Wallpaper I.png"</text:p>
          </table:table-cell>
          <table:table-cell office:value-type="string" calcext:value-type="string">
            <text:p>"/run/media/benny/Filmriss_02/RECOVERY/Design/Privat/Wallpaper/Gaming Background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Wallpaper/Gaming Background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Wallpaper/Gaming Background/Wallpaper IV.png"</text:p>
          </table:table-cell>
          <table:table-cell office:value-type="string" calcext:value-type="string">
            <text:p>"/run/media/benny/Filmriss_02/RECOVERY/Design/Privat/Wallpaper/Gaming Background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Wallpaper/Gaming Background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Wallpaper/Gaming Background/Wallpaper TURNED.png"</text:p>
          </table:table-cell>
          <table:table-cell office:value-type="string" calcext:value-type="string">
            <text:p>"/run/media/benny/Filmriss_02/RECOVERY/Design/Privat/Wallpaper/Gaming Background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Wallpaper/Gaming Background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Wallpaper/Gaming Background/Wallpaper V.png"</text:p>
          </table:table-cell>
          <table:table-cell office:value-type="string" calcext:value-type="string">
            <text:p>"/run/media/benny/Filmriss_02/RECOVERY/Design/Privat/Wallpaper/Gaming Background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Wallpaper/Gaming Background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Wallpaper/Gaming Background/Wallpaper Work II.png"</text:p>
          </table:table-cell>
          <table:table-cell office:value-type="string" calcext:value-type="string">
            <text:p>"/run/media/benny/Filmriss_02/RECOVERY/Design/Privat/Wallpaper/Gaming Background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Wallpaper/Gaming Background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Wallpaper/Gaming Background/Wallpaper Work.png"</text:p>
          </table:table-cell>
          <table:table-cell office:value-type="string" calcext:value-type="string">
            <text:p>"/run/media/benny/Filmriss_02/RECOVERY/Design/Privat/Wallpaper/Gaming Background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Wallpaper/Gaming Background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Wallpaper/Gaming Background/Wallpaper Work.xcf"</text:p>
          </table:table-cell>
          <table:table-cell office:value-type="string" calcext:value-type="string">
            <text:p>"/run/media/benny/Filmriss_02/RECOVERY/Design/Privat/Wallpaper/Gaming Background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Wallpaper/Gaming Background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Wallpaper/Wallpaper I.png"</text:p>
          </table:table-cell>
          <table:table-cell office:value-type="string" calcext:value-type="string">
            <text:p>"/run/media/benny/Filmriss_02/RECOVERY/Design/Privat/Wallpaper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Wallpaper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Website/Cover/My hearts not for sale/Cover/my hearts not for sale219.xcf"</text:p>
          </table:table-cell>
          <table:table-cell office:value-type="string" calcext:value-type="string">
            <text:p>"/run/media/benny/Filmriss_02/RECOVERY/Design/Privat/Website/Cover/My hearts not for sale/Cover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Website/Cover/My hearts not for sale/Cover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Youtube/Benny - KillerZucchini.png"</text:p>
          </table:table-cell>
          <table:table-cell office:value-type="string" calcext:value-type="string">
            <text:p>"/run/media/benny/Filmriss_02/RECOVERY/Design/Privat/Youtub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Youtub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Youtube/Benny KiZu/Benny.png"</text:p>
          </table:table-cell>
          <table:table-cell office:value-type="string" calcext:value-type="string">
            <text:p>"/run/media/benny/Filmriss_02/RECOVERY/Design/Privat/Youtube/Benny KiZu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Youtube/Benny KiZu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Youtube/Dragon Priest v2.png"</text:p>
          </table:table-cell>
          <table:table-cell office:value-type="string" calcext:value-type="string">
            <text:p>"/run/media/benny/Filmriss_02/RECOVERY/Design/Privat/Youtub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Youtub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Youtube/iPodhelfer100/atelco-logo.jpeg"</text:p>
          </table:table-cell>
          <table:table-cell office:value-type="string" calcext:value-type="string">
            <text:p>"/run/media/benny/Filmriss_02/RECOVERY/Design/Privat/Youtube/iPodhelfer100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Youtube/iPodhelfer100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Youtube/iPodhelfer100/brushed-metal-texture.jpg"</text:p>
          </table:table-cell>
          <table:table-cell office:value-type="string" calcext:value-type="string">
            <text:p>"/run/media/benny/Filmriss_02/RECOVERY/Design/Privat/Youtube/iPodhelfer100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Youtube/iPodhelfer100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Youtube/iPodhelfer100/iPodhelfer Freig..png"</text:p>
          </table:table-cell>
          <table:table-cell office:value-type="string" calcext:value-type="string">
            <text:p>"/run/media/benny/Filmriss_02/RECOVERY/Design/Privat/Youtube/iPodhelfer100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Youtube/iPodhelfer100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Youtube/iPodhelfer100/OVERWERK_-_Alive.mp3"</text:p>
          </table:table-cell>
          <table:table-cell office:value-type="string" calcext:value-type="string">
            <text:p>"/run/media/benny/Filmriss_02/RECOVERY/Design/Privat/Youtube/iPodhelfer100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Youtube/iPodhelfer100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Youtube/iPodhelfer100/Particles/Particles_02.mp4"</text:p>
          </table:table-cell>
          <table:table-cell office:value-type="string" calcext:value-type="string">
            <text:p>"/run/media/benny/Filmriss_02/RECOVERY/Design/Privat/Youtube/iPodhelfer100/Particles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Youtube/iPodhelfer100/Particles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Youtube/iPodhelfer100/Particles/Particles_HD.zip"</text:p>
          </table:table-cell>
          <table:table-cell office:value-type="string" calcext:value-type="string">
            <text:p>"/run/media/benny/Filmriss_02/RECOVERY/Design/Privat/Youtube/iPodhelfer100/Particles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Youtube/iPodhelfer100/Particles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Youtube/iPodhelfer100/Thumbnail Reviews.xcf"</text:p>
          </table:table-cell>
          <table:table-cell office:value-type="string" calcext:value-type="string">
            <text:p>"/run/media/benny/Filmriss_02/RECOVERY/Design/Privat/Youtube/iPodhelfer100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Youtube/iPodhelfer100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Youtube/iPodhelfer100/Thumbnail Tutorials.xcf"</text:p>
          </table:table-cell>
          <table:table-cell office:value-type="string" calcext:value-type="string">
            <text:p>"/run/media/benny/Filmriss_02/RECOVERY/Design/Privat/Youtube/iPodhelfer100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Youtube/iPodhelfer100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Youtube/iPodhelfer100/thunderbird_logo-only_RGB-300dpi.jpg"</text:p>
          </table:table-cell>
          <table:table-cell office:value-type="string" calcext:value-type="string">
            <text:p>"/run/media/benny/Filmriss_02/RECOVERY/Design/Privat/Youtube/iPodhelfer100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Youtube/iPodhelfer100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Youtube/iPodhelfer100/thunderbird_logo-wordmark_RGB-300dpi.jpg"</text:p>
          </table:table-cell>
          <table:table-cell office:value-type="string" calcext:value-type="string">
            <text:p>"/run/media/benny/Filmriss_02/RECOVERY/Design/Privat/Youtube/iPodhelfer100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Youtube/iPodhelfer100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Youtube/iPodhelfer100/Unterschrift.png"</text:p>
          </table:table-cell>
          <table:table-cell office:value-type="string" calcext:value-type="string">
            <text:p>"/run/media/benny/Filmriss_02/RECOVERY/Design/Privat/Youtube/iPodhelfer100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Youtube/iPodhelfer100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Youtube/iPodhelfer100/Weiß textur.jpg"</text:p>
          </table:table-cell>
          <table:table-cell office:value-type="string" calcext:value-type="string">
            <text:p>"/run/media/benny/Filmriss_02/RECOVERY/Design/Privat/Youtube/iPodhelfer100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Youtube/iPodhelfer100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Youtube/iPodhelfer100 Kanalbanner.png"</text:p>
          </table:table-cell>
          <table:table-cell office:value-type="string" calcext:value-type="string">
            <text:p>"/run/media/benny/Filmriss_02/RECOVERY/Design/Privat/Youtub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Youtub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Youtube/Kanalbanner 3.2.png"</text:p>
          </table:table-cell>
          <table:table-cell office:value-type="string" calcext:value-type="string">
            <text:p>"/run/media/benny/Filmriss_02/RECOVERY/Design/Privat/Youtub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Youtub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Youtube/KillerZucchini Kanalbanner #3.png"</text:p>
          </table:table-cell>
          <table:table-cell office:value-type="string" calcext:value-type="string">
            <text:p>"/run/media/benny/Filmriss_02/RECOVERY/Design/Privat/Youtub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Youtub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Youtube/KillerZucchini Kanalbanner #4.png"</text:p>
          </table:table-cell>
          <table:table-cell office:value-type="string" calcext:value-type="string">
            <text:p>"/run/media/benny/Filmriss_02/RECOVERY/Design/Privat/Youtub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Youtub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Youtube/KillerZucchini Logo #4.png"</text:p>
          </table:table-cell>
          <table:table-cell office:value-type="string" calcext:value-type="string">
            <text:p>"/run/media/benny/Filmriss_02/RECOVERY/Design/Privat/Youtub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Youtub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Youtube/Lidakor/chalkboard.jpg"</text:p>
          </table:table-cell>
          <table:table-cell office:value-type="string" calcext:value-type="string">
            <text:p>"/run/media/benny/Filmriss_02/RECOVERY/Design/Privat/Youtube/Lidakor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Youtube/Lidakor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Privat/Youtube/youtube-channel-template2.png"</text:p>
          </table:table-cell>
          <table:table-cell office:value-type="string" calcext:value-type="string">
            <text:p>"/run/media/benny/Filmriss_02/RECOVERY/Design/Privat/Youtube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Privat/Youtube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._sync_7809e123dd9e.db"</text:p>
          </table:table-cell>
          <table:table-cell office:value-type="string" calcext:value-type="string">
            <text:p>"/run/media/benny/Filmriss_02/RECOVERY/Design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._sync_7809e123dd9e.db-shm"</text:p>
          </table:table-cell>
          <table:table-cell office:value-type="string" calcext:value-type="string">
            <text:p>"/run/media/benny/Filmriss_02/RECOVERY/Design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Design/._sync_7809e123dd9e.db-wal"</text:p>
          </table:table-cell>
          <table:table-cell office:value-type="string" calcext:value-type="string">
            <text:p>"/run/media/benny/Filmriss_02/RECOVERY/Design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Design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01-01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01-07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02-04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02-05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03-01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03-02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03-04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03-07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04-07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05-03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05-04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10-01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11-01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11-07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11-12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12-01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12-12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13-06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13-09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14-02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14-03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14-04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15-07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18-06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19-07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19-08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19-09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19-25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20-07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21-04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21-06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22-05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22-06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25-04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25-07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25-11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26-01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26-04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26-08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27-03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27-05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27-07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28-03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31-02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31-03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31-06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31-08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33-01-03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34-12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35-03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35-05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36-01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36-03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36-04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36-11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36-12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38-02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38-05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38-06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38-08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38-09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39-05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40-05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40-07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41-01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41-04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41-06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41-10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41-11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41-12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42-01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42-02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42-04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42-06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42-07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42-08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42-10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42-11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42-12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43-02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43-03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43-04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43-05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43-08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43-09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44-02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44-04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44-07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44-08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44-09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44-10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44-11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44-12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45-02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45-03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45-04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45-05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45-06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45-07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45-11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45-13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46-01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46-02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46-06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47-14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47-15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47-17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48-07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48-09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49-07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49-08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49-12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50-01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50-03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50-05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50-06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50-07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50-10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52-02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52-11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54-02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54-07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54-11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55-01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55-02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55-03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55-08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55-09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55-10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55-12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56-04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56-05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56-09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056-12.jpg"</text:p>
          </table:table-cell>
          <table:table-cell office:value-type="string" calcext:value-type="string">
            <text:p>"/run/media/benny/Filmriss_02/RECOVERY/Fotos/Favoriten/Analog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.comments/003-02.jpg.xml"</text:p>
          </table:table-cell>
          <table:table-cell office:value-type="string" calcext:value-type="string">
            <text:p>"/run/media/benny/Filmriss_02/RECOVERY/Fotos/Favoriten/Analog/.comments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.comments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.comments/041-11.jpg.xml"</text:p>
          </table:table-cell>
          <table:table-cell office:value-type="string" calcext:value-type="string">
            <text:p>"/run/media/benny/Filmriss_02/RECOVERY/Fotos/Favoriten/Analog/.comments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.comments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.comments/050-05.jpg.xml"</text:p>
          </table:table-cell>
          <table:table-cell office:value-type="string" calcext:value-type="string">
            <text:p>"/run/media/benny/Filmriss_02/RECOVERY/Fotos/Favoriten/Analog/.comments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.comments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.comments/052-11.jpg.xml"</text:p>
          </table:table-cell>
          <table:table-cell office:value-type="string" calcext:value-type="string">
            <text:p>"/run/media/benny/Filmriss_02/RECOVERY/Fotos/Favoriten/Analog/.comments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.comments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.comments/054-11.jpg.xml"</text:p>
          </table:table-cell>
          <table:table-cell office:value-type="string" calcext:value-type="string">
            <text:p>"/run/media/benny/Filmriss_02/RECOVERY/Fotos/Favoriten/Analog/.comments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.comments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Analog/.comments/056-12.jpg.xml"</text:p>
          </table:table-cell>
          <table:table-cell office:value-type="string" calcext:value-type="string">
            <text:p>"/run/media/benny/Filmriss_02/RECOVERY/Fotos/Favoriten/Analog/.comments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Analog/.comments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Digital/DSC01757.jpg"</text:p>
          </table:table-cell>
          <table:table-cell office:value-type="string" calcext:value-type="string">
            <text:p>"/run/media/benny/Filmriss_02/RECOVERY/Fotos/Favoriten/Digital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Digital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Digital/DSC01758.jpg"</text:p>
          </table:table-cell>
          <table:table-cell office:value-type="string" calcext:value-type="string">
            <text:p>"/run/media/benny/Filmriss_02/RECOVERY/Fotos/Favoriten/Digital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Digital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Fotos/Favoriten/Digital/IMG_1351.jpg"</text:p>
          </table:table-cell>
          <table:table-cell office:value-type="string" calcext:value-type="string">
            <text:p>"/run/media/benny/Filmriss_02/RECOVERY/Fotos/Favoriten/Digital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Fotos/Favoriten/Digital/"</text:p>
          </table:table-cell>
        </table:table-row>
        <table:table-row table:style-name="ro1">
          <table:table-cell office:value-type="string" calcext:value-type="string">
            <text:p>cp -apv</text:p>
          </table:table-cell>
          <table:table-cell office:value-type="string" calcext:value-type="string">
            <text:p>"/mnt/Borg/2021_05_26/mnt/Daten/Studium/Ablaufplan_Prepwoche_V2.pdf"</text:p>
          </table:table-cell>
          <table:table-cell office:value-type="string" calcext:value-type="string">
            <text:p>"/run/media/benny/Filmriss_02/RECOVERY/Studium/"</text:p>
          </table:table-cell>
          <table:table-cell table:number-columns-repeated="7"/>
          <table:table-cell office:value-type="string" calcext:value-type="string">
            <text:p>sudo mkdir -p</text:p>
          </table:table-cell>
          <table:table-cell office:value-type="string" calcext:value-type="string">
            <text:p>"/run/media/benny/Filmriss_02/RECOVERY/Studium/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3T22:26:15.755460424</meta:creation-date>
    <dc:date>2021-08-24T09:43:00.164993724</dc:date>
    <meta:editing-duration>PT8H55M33S</meta:editing-duration>
    <meta:editing-cycles>1</meta:editing-cycles>
    <meta:document-statistic meta:table-count="1" meta:cell-count="3055" meta:object-count="0"/>
    <meta:generator>LibreOffice/7.0.6.2$Linux_X86_64 LibreOffice_project/00$Build-2</meta:generator>
  </office:meta>
</office:document-meta>
</file>